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40" table:style-name="ce7">
            <text:p>3.319.5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70" table:style-name="ce9">
            <text:p>17.673.870</text:p>
          </table:table-cell>
          <table:table-cell office:value-type="float" office:value="17022562.5" table:style-name="ce9">
            <text:p>17.022.563</text:p>
          </table:table-cell>
          <table:table-cell office:value-type="percentage" office:value="0.9631485633876451" table:style-name="ce10">
            <text:p>96,31%</text:p>
          </table:table-cell>
          <table:table-cell office:value-type="float" office:value="7456819" table:style-name="ce8">
            <text:p>7.456.819</text:p>
          </table:table-cell>
          <table:table-cell office:value-type="float" office:value="7192798" table:style-name="ce8">
            <text:p>7.192.798</text:p>
          </table:table-cell>
          <table:table-cell office:value-type="float" office:value="4042676" table:style-name="ce8">
            <text:p>4.042.676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2599" table:style-name="ce7">
            <text:p>1.852.599</text:p>
          </table:table-cell>
          <table:table-cell office:value-type="float" office:value="150000" table:style-name="ce7">
            <text:p>150.000</text:p>
          </table:table-cell>
          <table:table-cell office:value-type="float" office:value="476460" table:style-name="ce7">
            <text:p>476.460</text:p>
          </table:table-cell>
          <table:table-cell office:value-type="float" office:value="254370" table:style-name="ce7">
            <text:p>254.370</text:p>
          </table:table-cell>
          <table:table-cell office:value-type="float" office:value="58085" table:style-name="ce13">
            <text:p>58.085</text:p>
          </table:table-cell>
          <table:table-cell office:value-type="float" office:value="2791514" table:style-name="ce14">
            <text:p>2.791.514</text:p>
          </table:table-cell>
          <table:table-cell office:value-type="float" office:value="2616594" table:style-name="ce14">
            <text:p>2.616.594</text:p>
          </table:table-cell>
          <table:table-cell office:value-type="percentage" office:value="0.93733866281881451" table:style-name="ce15">
            <text:p>93,73%</text:p>
          </table:table-cell>
          <table:table-cell office:value-type="float" office:value="1146608" table:style-name="ce13">
            <text:p>1.146.608</text:p>
          </table:table-cell>
          <table:table-cell office:value-type="float" office:value="1115279" table:style-name="ce13">
            <text:p>1.115.279</text:p>
          </table:table-cell>
          <table:table-cell office:value-type="float" office:value="672200" table:style-name="ce13">
            <text:p>672.200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485" table:style-name="ce7">
            <text:p>1.575.485</text:p>
          </table:table-cell>
          <table:table-cell office:value-type="float" office:value="114000" table:style-name="ce7">
            <text:p>114.000</text:p>
          </table:table-cell>
          <table:table-cell office:value-type="float" office:value="510430" table:style-name="ce7">
            <text:p>510.430</text:p>
          </table:table-cell>
          <table:table-cell office:value-type="float" office:value="220790" table:style-name="ce7">
            <text:p>220.790</text:p>
          </table:table-cell>
          <table:table-cell office:value-type="float" office:value="42940" table:style-name="ce13">
            <text:p>42.940</text:p>
          </table:table-cell>
          <table:table-cell office:value-type="float" office:value="2463645" table:style-name="ce14">
            <text:p>2.463.645</text:p>
          </table:table-cell>
          <table:table-cell office:value-type="float" office:value="2267457" table:style-name="ce14">
            <text:p>2.267.457</text:p>
          </table:table-cell>
          <table:table-cell office:value-type="percentage" office:value="0.92036677362201125" table:style-name="ce15">
            <text:p>92,04%</text:p>
          </table:table-cell>
          <table:table-cell office:value-type="float" office:value="925450" table:style-name="ce13">
            <text:p>925.450</text:p>
          </table:table-cell>
          <table:table-cell office:value-type="float" office:value="904294" table:style-name="ce13">
            <text:p>904.294</text:p>
          </table:table-cell>
          <table:table-cell office:value-type="float" office:value="706277" table:style-name="ce13">
            <text:p>706.277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7804" table:style-name="ce7">
            <text:p>1.317.804</text:p>
          </table:table-cell>
          <table:table-cell office:value-type="float" office:value="125910" table:style-name="ce7">
            <text:p>125.910</text:p>
          </table:table-cell>
          <table:table-cell office:value-type="float" office:value="541580" table:style-name="ce7">
            <text:p>541.580</text:p>
          </table:table-cell>
          <table:table-cell office:value-type="float" office:value="225400" table:style-name="ce7">
            <text:p>225.400</text:p>
          </table:table-cell>
          <table:table-cell office:value-type="float" office:value="50095" table:style-name="ce13">
            <text:p>50.095</text:p>
          </table:table-cell>
          <table:table-cell office:value-type="float" office:value="2260789" table:style-name="ce14">
            <text:p>2.260.789</text:p>
          </table:table-cell>
          <table:table-cell office:value-type="float" office:value="2016265.5" table:style-name="ce14">
            <text:p>2.016.266</text:p>
          </table:table-cell>
          <table:table-cell office:value-type="percentage" office:value="0.89184152081419366" table:style-name="ce15">
            <text:p>89,18%</text:p>
          </table:table-cell>
          <table:table-cell office:value-type="float" office:value="926164" table:style-name="ce13">
            <text:p>926.164</text:p>
          </table:table-cell>
          <table:table-cell office:value-type="float" office:value="901742" table:style-name="ce13">
            <text:p>901.742</text:p>
          </table:table-cell>
          <table:table-cell office:value-type="float" office:value="457381" table:style-name="ce13">
            <text:p>457.381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1894" table:style-name="ce7">
            <text:p>2.811.894</text:p>
          </table:table-cell>
          <table:table-cell office:value-type="float" office:value="233450" table:style-name="ce7">
            <text:p>233.450</text:p>
          </table:table-cell>
          <table:table-cell office:value-type="float" office:value="820950" table:style-name="ce7">
            <text:p>820.95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4664" table:style-name="ce14">
            <text:p>4.454.664</text:p>
          </table:table-cell>
          <table:table-cell office:value-type="float" office:value="4098215.5" table:style-name="ce14">
            <text:p>4.098.216</text:p>
          </table:table-cell>
          <table:table-cell office:value-type="percentage" office:value="0.91998307840950522" table:style-name="ce15">
            <text:p>92,00%</text:p>
          </table:table-cell>
          <table:table-cell office:value-type="float" office:value="1815162" table:style-name="ce13">
            <text:p>1.815.162</text:p>
          </table:table-cell>
          <table:table-cell office:value-type="float" office:value="1738424" table:style-name="ce13">
            <text:p>1.738.424</text:p>
          </table:table-cell>
          <table:table-cell office:value-type="float" office:value="952005" table:style-name="ce13">
            <text:p>952.005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49892.5" table:style-name="ce14">
            <text:p>1.249.893</text:p>
          </table:table-cell>
          <table:table-cell office:value-type="percentage" office:value="0.95919060372811893" table:style-name="ce15">
            <text:p>95,92%</text:p>
          </table:table-cell>
          <table:table-cell office:value-type="float" office:value="518399" table:style-name="ce13">
            <text:p>518.399</text:p>
          </table:table-cell>
          <table:table-cell office:value-type="float" office:value="507437" table:style-name="ce13">
            <text:p>507.437</text:p>
          </table:table-cell>
          <table:table-cell office:value-type="float" office:value="346236" table:style-name="ce13">
            <text:p>346.236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1990" table:style-name="ce7">
            <text:p>281.990</text:p>
          </table:table-cell>
          <table:table-cell office:value-type="float" office:value="749660" table:style-name="ce7">
            <text:p>749.660</text:p>
          </table:table-cell>
          <table:table-cell office:value-type="float" office:value="459370" table:style-name="ce7">
            <text:p>459.370</text:p>
          </table:table-cell>
          <table:table-cell office:value-type="float" office:value="95315" table:style-name="ce13">
            <text:p>95.315</text:p>
          </table:table-cell>
          <table:table-cell office:value-type="float" office:value="5672518" table:style-name="ce14">
            <text:p>5.672.518</text:p>
          </table:table-cell>
          <table:table-cell office:value-type="float" office:value="5255115" table:style-name="ce14">
            <text:p>5.255.115</text:p>
          </table:table-cell>
          <table:table-cell office:value-type="percentage" office:value="0.92641662838266881" table:style-name="ce15">
            <text:p>92,64%</text:p>
          </table:table-cell>
          <table:table-cell office:value-type="float" office:value="2143143" table:style-name="ce13">
            <text:p>2.143.143</text:p>
          </table:table-cell>
          <table:table-cell office:value-type="float" office:value="2094568" table:style-name="ce13">
            <text:p>2.094.568</text:p>
          </table:table-cell>
          <table:table-cell office:value-type="float" office:value="1459186" table:style-name="ce13">
            <text:p>1.459.186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1910" table:style-name="ce13">
            <text:p>91.910</text:p>
          </table:table-cell>
          <table:table-cell office:value-type="float" office:value="4334345" table:style-name="ce14">
            <text:p>4.334.345</text:p>
          </table:table-cell>
          <table:table-cell office:value-type="float" office:value="3927290" table:style-name="ce14">
            <text:p>3.927.290</text:p>
          </table:table-cell>
          <table:table-cell office:value-type="percentage" office:value="0.90608615603972453" table:style-name="ce15">
            <text:p>90,61%</text:p>
          </table:table-cell>
          <table:table-cell office:value-type="float" office:value="1755101" table:style-name="ce13">
            <text:p>1.755.101</text:p>
          </table:table-cell>
          <table:table-cell office:value-type="float" office:value="1695961" table:style-name="ce13">
            <text:p>1.695.961</text:p>
          </table:table-cell>
          <table:table-cell office:value-type="float" office:value="1004405" table:style-name="ce13">
            <text:p>1.004.405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3981134" table:style-name="ce14">
            <text:p>13.981.134</text:p>
          </table:table-cell>
          <table:table-cell office:value-type="percentage" office:value="0.96798460212343918" table:style-name="ce15">
            <text:p>96,80%</text:p>
          </table:table-cell>
          <table:table-cell office:value-type="float" office:value="6474688" table:style-name="ce13">
            <text:p>6.474.688</text:p>
          </table:table-cell>
          <table:table-cell office:value-type="float" office:value="6260340" table:style-name="ce13">
            <text:p>6.260.340</text:p>
          </table:table-cell>
          <table:table-cell office:value-type="float" office:value="3580622" table:style-name="ce13">
            <text:p>3.580.622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35575.5" table:style-name="ce14">
            <text:p>10.035.576</text:p>
          </table:table-cell>
          <table:table-cell office:value-type="percentage" office:value="0.95588243558402874" table:style-name="ce15">
            <text:p>95,59%</text:p>
          </table:table-cell>
          <table:table-cell office:value-type="float" office:value="4429963" table:style-name="ce13">
            <text:p>4.429.963</text:p>
          </table:table-cell>
          <table:table-cell office:value-type="float" office:value="4306248" table:style-name="ce13">
            <text:p>4.306.248</text:p>
          </table:table-cell>
          <table:table-cell office:value-type="float" office:value="2794110" table:style-name="ce13">
            <text:p>2.794.110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493" table:style-name="ce7">
            <text:p>1.645.493</text:p>
          </table:table-cell>
          <table:table-cell office:value-type="float" office:value="155730" table:style-name="ce7">
            <text:p>155.730</text:p>
          </table:table-cell>
          <table:table-cell office:value-type="float" office:value="305970" table:style-name="ce7">
            <text:p>305.970</text:p>
          </table:table-cell>
          <table:table-cell office:value-type="float" office:value="182600" table:style-name="ce7">
            <text:p>182.600</text:p>
          </table:table-cell>
          <table:table-cell office:value-type="float" office:value="39885" table:style-name="ce13">
            <text:p>39.885</text:p>
          </table:table-cell>
          <table:table-cell office:value-type="float" office:value="2329678" table:style-name="ce14">
            <text:p>2.329.678</text:p>
          </table:table-cell>
          <table:table-cell office:value-type="float" office:value="2288047" table:style-name="ce14">
            <text:p>2.288.047</text:p>
          </table:table-cell>
          <table:table-cell office:value-type="percentage" office:value="0.98213014845828484" table:style-name="ce15">
            <text:p>98,21%</text:p>
          </table:table-cell>
          <table:table-cell office:value-type="float" office:value="963506" table:style-name="ce13">
            <text:p>963.506</text:p>
          </table:table-cell>
          <table:table-cell office:value-type="float" office:value="924811" table:style-name="ce13">
            <text:p>924.811</text:p>
          </table:table-cell>
          <table:table-cell office:value-type="float" office:value="621833" table:style-name="ce13">
            <text:p>621.833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55226.5" table:style-name="ce14">
            <text:p>6.055.227</text:p>
          </table:table-cell>
          <table:table-cell office:value-type="percentage" office:value="0.99211133055257628" table:style-name="ce15">
            <text:p>99,21%</text:p>
          </table:table-cell>
          <table:table-cell office:value-type="float" office:value="2470199" table:style-name="ce13">
            <text:p>2.470.199</text:p>
          </table:table-cell>
          <table:table-cell office:value-type="float" office:value="2402458" table:style-name="ce13">
            <text:p>2.402.458</text:p>
          </table:table-cell>
          <table:table-cell office:value-type="float" office:value="1925652" table:style-name="ce13">
            <text:p>1.925.652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6281" table:style-name="ce7">
            <text:p>456.281</text:p>
          </table:table-cell>
          <table:table-cell office:value-type="float" office:value="48000" table:style-name="ce7">
            <text:p>48.000</text:p>
          </table:table-cell>
          <table:table-cell office:value-type="float" office:value="111700" table:style-name="ce7">
            <text:p>111.7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4421" table:style-name="ce14">
            <text:p>684.421</text:p>
          </table:table-cell>
          <table:table-cell office:value-type="float" office:value="642908" table:style-name="ce14">
            <text:p>642.908</text:p>
          </table:table-cell>
          <table:table-cell office:value-type="percentage" office:value="0.93934581200752165" table:style-name="ce15">
            <text:p>93,93%</text:p>
          </table:table-cell>
          <table:table-cell office:value-type="float" office:value="283175" table:style-name="ce13">
            <text:p>283.175</text:p>
          </table:table-cell>
          <table:table-cell office:value-type="float" office:value="285540" table:style-name="ce13">
            <text:p>285.540</text:p>
          </table:table-cell>
          <table:table-cell office:value-type="float" office:value="152957" table:style-name="ce13">
            <text:p>152.957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944317.5" table:style-name="ce14">
            <text:p>12.944.318</text:p>
          </table:table-cell>
          <table:table-cell office:value-type="percentage" office:value="0.96357448034394244" table:style-name="ce15">
            <text:p>96,36%</text:p>
          </table:table-cell>
          <table:table-cell office:value-type="float" office:value="5739574" table:style-name="ce13">
            <text:p>5.739.574</text:p>
          </table:table-cell>
          <table:table-cell office:value-type="float" office:value="5580692" table:style-name="ce13">
            <text:p>5.580.692</text:p>
          </table:table-cell>
          <table:table-cell office:value-type="float" office:value="3138894" table:style-name="ce13">
            <text:p>3.138.894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782362" table:style-name="ce14">
            <text:p>2.782.362</text:p>
          </table:table-cell>
          <table:table-cell office:value-type="percentage" office:value="0.95344000740173429" table:style-name="ce15">
            <text:p>95,34%</text:p>
          </table:table-cell>
          <table:table-cell office:value-type="float" office:value="1295992" table:style-name="ce13">
            <text:p>1.295.992</text:p>
          </table:table-cell>
          <table:table-cell office:value-type="float" office:value="1262966" table:style-name="ce13">
            <text:p>1.262.966</text:p>
          </table:table-cell>
          <table:table-cell office:value-type="float" office:value="665927" table:style-name="ce13">
            <text:p>665.927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298314" table:style-name="ce14">
            <text:p>1.298.314</text:p>
          </table:table-cell>
          <table:table-cell office:value-type="percentage" office:value="0.93756855846507026" table:style-name="ce15">
            <text:p>93,76%</text:p>
          </table:table-cell>
          <table:table-cell office:value-type="float" office:value="566659" table:style-name="ce13">
            <text:p>566.659</text:p>
          </table:table-cell>
          <table:table-cell office:value-type="float" office:value="554010" table:style-name="ce13">
            <text:p>554.010</text:p>
          </table:table-cell>
          <table:table-cell office:value-type="float" office:value="341378" table:style-name="ce13">
            <text:p>341.378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018" table:style-name="ce7">
            <text:p>3.081.018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2423" table:style-name="ce14">
            <text:p>4.672.423</text:p>
          </table:table-cell>
          <table:table-cell office:value-type="float" office:value="4365184" table:style-name="ce14">
            <text:p>4.365.184</text:p>
          </table:table-cell>
          <table:table-cell office:value-type="percentage" office:value="0.93424418123102293" table:style-name="ce15">
            <text:p>93,42%</text:p>
          </table:table-cell>
          <table:table-cell office:value-type="float" office:value="1943523" table:style-name="ce13">
            <text:p>1.943.523</text:p>
          </table:table-cell>
          <table:table-cell office:value-type="float" office:value="1888971" table:style-name="ce13">
            <text:p>1.888.971</text:p>
          </table:table-cell>
          <table:table-cell office:value-type="float" office:value="1144375" table:style-name="ce13">
            <text:p>1.144.375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096" table:style-name="ce7">
            <text:p>102.09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4781" table:style-name="ce14">
            <text:p>164.781</text:p>
          </table:table-cell>
          <table:table-cell office:value-type="float" office:value="147088" table:style-name="ce14">
            <text:p>147.088</text:p>
          </table:table-cell>
          <table:table-cell office:value-type="percentage" office:value="0.89262718395931573" table:style-name="ce15">
            <text:p>89,26%</text:p>
          </table:table-cell>
          <table:table-cell office:value-type="float" office:value="67071" table:style-name="ce13">
            <text:p>67.071</text:p>
          </table:table-cell>
          <table:table-cell office:value-type="float" office:value="63514" table:style-name="ce13">
            <text:p>63.514</text:p>
          </table:table-cell>
          <table:table-cell office:value-type="float" office:value="33372" table:style-name="ce13">
            <text:p>33.372</text:p>
          </table:table-cell>
          <table:table-cell office:value-type="date" office:date-value="2022-03-10T00:00:00" table:style-name="ce16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4950" table:style-name="ce13">
            <text:p>4.950</text:p>
          </table:table-cell>
          <table:table-cell office:value-type="float" office:value="152540" table:style-name="ce14">
            <text:p>152.540</text:p>
          </table:table-cell>
          <table:table-cell office:value-type="float" office:value="136801" table:style-name="ce14">
            <text:p>136.801</text:p>
          </table:table-cell>
          <table:table-cell office:value-type="percentage" office:value="0.89682050609676156" table:style-name="ce15">
            <text:p>89,68%</text:p>
          </table:table-cell>
          <table:table-cell office:value-type="float" office:value="65030" table:style-name="ce13">
            <text:p>65.030</text:p>
          </table:table-cell>
          <table:table-cell office:value-type="float" office:value="60999" table:style-name="ce13">
            <text:p>60.999</text:p>
          </table:table-cell>
          <table:table-cell office:value-type="float" office:value="26252" table:style-name="ce13">
            <text:p>26.252</text:p>
          </table:table-cell>
          <table:table-cell office:value-type="date" office:date-value="2022-03-10T00:00:00" table:style-name="ce17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336" table:style-name="ce14">
            <text:p>212.336</text:p>
          </table:table-cell>
          <table:table-cell office:value-type="float" office:value="202953" table:style-name="ce14">
            <text:p>202.953</text:p>
          </table:table-cell>
          <table:table-cell office:value-type="percentage" office:value="0.95581060206465229" table:style-name="ce15">
            <text:p>95,58%</text:p>
          </table:table-cell>
          <table:table-cell office:value-type="float" office:value="95018" table:style-name="ce13">
            <text:p>95.018</text:p>
          </table:table-cell>
          <table:table-cell office:value-type="float" office:value="96348" table:style-name="ce13">
            <text:p>96.348</text:p>
          </table:table-cell>
          <table:table-cell office:value-type="float" office:value="45879" table:style-name="ce13">
            <text:p>45.879</text:p>
          </table:table-cell>
          <table:table-cell office:value-type="date" office:date-value="2022-03-10T00:00:00" table:style-name="ce17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680" table:style-name="ce7">
            <text:p>7.6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385" table:style-name="ce14">
            <text:p>12.385</text:p>
          </table:table-cell>
          <table:table-cell office:value-type="float" office:value="12786" table:style-name="ce14">
            <text:p>12.786</text:p>
          </table:table-cell>
          <table:table-cell office:value-type="percentage" office:value="1" table:style-name="ce15">
            <text:p>100,00%</text:p>
          </table:table-cell>
          <table:table-cell office:value-type="float" office:value="8025" table:style-name="ce13">
            <text:p>8.025</text:p>
          </table:table-cell>
          <table:table-cell office:value-type="float" office:value="8053" table:style-name="ce13">
            <text:p>8.053</text:p>
          </table:table-cell>
          <table:table-cell office:value-type="float" office:value="3026" table:style-name="ce13">
            <text:p>3.026</text:p>
          </table:table-cell>
          <table:table-cell office:value-type="date" office:date-value="2022-03-10T00:00:00" table:style-name="ce17">
            <text:p>10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36045" table:style-name="ce19">
            <text:p>63.336.045</text:p>
          </table:table-cell>
          <table:table-cell office:value-type="float" office:value="5315080" table:style-name="ce19">
            <text:p>5.315.080</text:p>
          </table:table-cell>
          <table:table-cell office:value-type="float" office:value="18211200" table:style-name="ce20">
            <text:p>18.211.200</text:p>
          </table:table-cell>
          <table:table-cell office:value-type="float" office:value="8999440" table:style-name="ce21">
            <text:p>8.999.440</text:p>
          </table:table-cell>
          <table:table-cell office:value-type="float" office:value="2103540" table:style-name="ce22">
            <text:p>2.103.540</text:p>
          </table:table-cell>
          <table:table-cell office:value-type="float" office:value="97965305" table:style-name="ce23">
            <text:p>97.965.305</text:p>
          </table:table-cell>
          <table:table-cell office:value-type="float" office:value="93346088.5" table:style-name="ce23">
            <text:p>93.346.089</text:p>
          </table:table-cell>
          <table:table-cell office:value-type="percentage" office:value="0.95284844466109708" table:style-name="ce24">
            <text:p>95,28%</text:p>
          </table:table-cell>
          <table:table-cell office:value-type="float" office:value="41089269" table:style-name="ce23">
            <text:p>41.089.269</text:p>
          </table:table-cell>
          <table:table-cell office:value-type="float" office:value="39845453" table:style-name="ce23">
            <text:p>39.845.453</text:p>
          </table:table-cell>
          <table:table-cell office:value-type="float" office:value="24114643" table:style-name="ce23">
            <text:p>24.114.643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7451" table:style-name="ce32">
            <text:p>7.037.451</text:p>
          </table:table-cell>
          <table:table-cell office:value-type="percentage" office:value="0.93732636033140626" table:style-name="ce33">
            <text:p>93,7%</text:p>
          </table:table-cell>
          <table:table-cell office:value-type="float" office:value="6993169" table:style-name="ce32">
            <text:p>6.993.169</text:p>
          </table:table-cell>
          <table:table-cell office:value-type="percentage" office:value="0.93142838876639" table:style-name="ce33">
            <text:p>93,1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6021" table:style-name="ce32">
            <text:p>1.096.021</text:p>
          </table:table-cell>
          <table:table-cell office:value-type="percentage" office:value="0.92148446958486907" table:style-name="ce33">
            <text:p>92,1%</text:p>
          </table:table-cell>
          <table:table-cell office:value-type="float" office:value="1088317" table:style-name="ce32">
            <text:p>1.088.317</text:p>
          </table:table-cell>
          <table:table-cell office:value-type="percentage" office:value="0.91500729774812339" table:style-name="ce33">
            <text:p>91,5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045" table:style-name="ce32">
            <text:p>885.045</text:p>
          </table:table-cell>
          <table:table-cell office:value-type="percentage" office:value="0.95120409867515288" table:style-name="ce33">
            <text:p>95,1%</text:p>
          </table:table-cell>
          <table:table-cell office:value-type="float" office:value="884854" table:style-name="ce32">
            <text:p>884.854</text:p>
          </table:table-cell>
          <table:table-cell office:value-type="percentage" office:value="0.95099882099678967" table:style-name="ce33">
            <text:p>95,1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495" table:style-name="ce32">
            <text:p>896.495</text:p>
          </table:table-cell>
          <table:table-cell office:value-type="percentage" office:value="0.8276456419805629" table:style-name="ce33">
            <text:p>82,8%</text:p>
          </table:table-cell>
          <table:table-cell office:value-type="float" office:value="889419" table:style-name="ce32">
            <text:p>889.419</text:p>
          </table:table-cell>
          <table:table-cell office:value-type="percentage" office:value="0.82111306727277933" table:style-name="ce33">
            <text:p>82,1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3067" table:style-name="ce32">
            <text:p>1.743.067</text:p>
          </table:table-cell>
          <table:table-cell office:value-type="percentage" office:value="0.85717032544173555" table:style-name="ce33">
            <text:p>85,7%</text:p>
          </table:table-cell>
          <table:table-cell office:value-type="float" office:value="1704910" table:style-name="ce32">
            <text:p>1.704.910</text:p>
          </table:table-cell>
          <table:table-cell office:value-type="percentage" office:value="0.83840624574320399" table:style-name="ce33">
            <text:p>83,8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188" table:style-name="ce32">
            <text:p>494.188</text:p>
          </table:table-cell>
          <table:table-cell office:value-type="percentage" office:value="0.93762783126083837" table:style-name="ce33">
            <text:p>93,8%</text:p>
          </table:table-cell>
          <table:table-cell office:value-type="float" office:value="494220" table:style-name="ce32">
            <text:p>494.220</text:p>
          </table:table-cell>
          <table:table-cell office:value-type="percentage" office:value="0.93768854518064293" table:style-name="ce33">
            <text:p>93,8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6635" table:style-name="ce32">
            <text:p>2.046.635</text:p>
          </table:table-cell>
          <table:table-cell office:value-type="percentage" office:value="0.94221667113996321" table:style-name="ce33">
            <text:p>94,2%</text:p>
          </table:table-cell>
          <table:table-cell office:value-type="float" office:value="2034435" table:style-name="ce32">
            <text:p>2.034.435</text:p>
          </table:table-cell>
          <table:table-cell office:value-type="percentage" office:value="0.93660011352812356" table:style-name="ce33">
            <text:p>93,7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8739" table:style-name="ce32">
            <text:p>1.658.739</text:p>
          </table:table-cell>
          <table:table-cell office:value-type="percentage" office:value="0.9133612909549238" table:style-name="ce33">
            <text:p>91,3%</text:p>
          </table:table-cell>
          <table:table-cell office:value-type="float" office:value="1654409" table:style-name="ce32">
            <text:p>1.654.409</text:p>
          </table:table-cell>
          <table:table-cell office:value-type="percentage" office:value="0.91097703738047076" table:style-name="ce33">
            <text:p>91,1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4336" table:style-name="ce32">
            <text:p>6.244.336</text:p>
          </table:table-cell>
          <table:table-cell office:value-type="percentage" office:value="0.92066570987851815" table:style-name="ce33">
            <text:p>92,1%</text:p>
          </table:table-cell>
          <table:table-cell office:value-type="float" office:value="6159410" table:style-name="ce32">
            <text:p>6.159.410</text:p>
          </table:table-cell>
          <table:table-cell office:value-type="percentage" office:value="0.90814420942160123" table:style-name="ce33">
            <text:p>90,8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2499" table:style-name="ce32">
            <text:p>4.192.499</text:p>
          </table:table-cell>
          <table:table-cell office:value-type="percentage" office:value="0.93332028799477118" table:style-name="ce33">
            <text:p>93,3%</text:p>
          </table:table-cell>
          <table:table-cell office:value-type="float" office:value="4232777" table:style-name="ce32">
            <text:p>4.232.777</text:p>
          </table:table-cell>
          <table:table-cell office:value-type="percentage" office:value="0.94228684339761171" table:style-name="ce33">
            <text:p>94,2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539" table:style-name="ce32">
            <text:p>909.539</text:p>
          </table:table-cell>
          <table:table-cell office:value-type="percentage" office:value="0.95752034446093759" table:style-name="ce33">
            <text:p>95,8%</text:p>
          </table:table-cell>
          <table:table-cell office:value-type="float" office:value="904453" table:style-name="ce32">
            <text:p>904.453</text:p>
          </table:table-cell>
          <table:table-cell office:value-type="percentage" office:value="0.95216604027834806" table:style-name="ce33">
            <text:p>95,2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643" table:style-name="ce32">
            <text:p>2.340.643</text:p>
          </table:table-cell>
          <table:table-cell office:value-type="percentage" office:value="0.95298125870527051" table:style-name="ce33">
            <text:p>95,3%</text:p>
          </table:table-cell>
          <table:table-cell office:value-type="float" office:value="2342108" table:style-name="ce32">
            <text:p>2.342.108</text:p>
          </table:table-cell>
          <table:table-cell office:value-type="percentage" office:value="0.95357772623321191" table:style-name="ce33">
            <text:p>95,4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936" table:style-name="ce32">
            <text:p>268.936</text:p>
          </table:table-cell>
          <table:table-cell office:value-type="percentage" office:value="0.95543894926442119" table:style-name="ce33">
            <text:p>95,5%</text:p>
          </table:table-cell>
          <table:table-cell office:value-type="float" office:value="277421" table:style-name="ce32">
            <text:p>277.421</text:p>
          </table:table-cell>
          <table:table-cell office:value-type="percentage" office:value="0.98558329395798616" table:style-name="ce33">
            <text:p>98,6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03080" table:style-name="ce32">
            <text:p>5.503.080</text:p>
          </table:table-cell>
          <table:table-cell office:value-type="percentage" office:value="0.92164876765811832" table:style-name="ce33">
            <text:p>92,2%</text:p>
          </table:table-cell>
          <table:table-cell office:value-type="float" office:value="5469619" table:style-name="ce32">
            <text:p>5.469.619</text:p>
          </table:table-cell>
          <table:table-cell office:value-type="percentage" office:value="0.91604476237115029" table:style-name="ce33">
            <text:p>91,6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9565" table:style-name="ce32">
            <text:p>1.229.565</text:p>
          </table:table-cell>
          <table:table-cell office:value-type="percentage" office:value="0.93317542163334632" table:style-name="ce33">
            <text:p>93,3%</text:p>
          </table:table-cell>
          <table:table-cell office:value-type="float" office:value="1229671" table:style-name="ce32">
            <text:p>1.229.671</text:p>
          </table:table-cell>
          <table:table-cell office:value-type="percentage" office:value="0.93325587008031186" table:style-name="ce33">
            <text:p>93,3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574" table:style-name="ce32">
            <text:p>539.574</text:p>
          </table:table-cell>
          <table:table-cell office:value-type="percentage" office:value="0.9300209937018894" table:style-name="ce33">
            <text:p>93,0%</text:p>
          </table:table-cell>
          <table:table-cell office:value-type="float" office:value="538784" table:style-name="ce32">
            <text:p>538.784</text:p>
          </table:table-cell>
          <table:table-cell office:value-type="percentage" office:value="0.92865933323451244" table:style-name="ce33">
            <text:p>92,9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3183" table:style-name="ce32">
            <text:p>1.863.183</text:p>
          </table:table-cell>
          <table:table-cell office:value-type="percentage" office:value="0.95291146465444621" table:style-name="ce33">
            <text:p>95,3%</text:p>
          </table:table-cell>
          <table:table-cell office:value-type="float" office:value="1847463" table:style-name="ce32">
            <text:p>1.847.463</text:p>
          </table:table-cell>
          <table:table-cell office:value-type="percentage" office:value="0.94487158439342633" table:style-name="ce33">
            <text:p>94,5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186" table:style-name="ce32">
            <text:p>64.186</text:p>
          </table:table-cell>
          <table:table-cell office:value-type="percentage" office:value="0.90365906883104086" table:style-name="ce33">
            <text:p>90,4%</text:p>
          </table:table-cell>
          <table:table-cell office:value-type="float" office:value="62167" table:style-name="ce32">
            <text:p>62.167</text:p>
          </table:table-cell>
          <table:table-cell office:value-type="percentage" office:value="0.87523405932788012" table:style-name="ce33">
            <text:p>87,5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650" table:style-name="ce32">
            <text:p>61.650</text:p>
          </table:table-cell>
          <table:table-cell office:value-type="percentage" office:value="0.90308499106436591" table:style-name="ce33">
            <text:p>90,3%</text:p>
          </table:table-cell>
          <table:table-cell office:value-type="float" office:value="59791" table:style-name="ce32">
            <text:p>59.791</text:p>
          </table:table-cell>
          <table:table-cell office:value-type="percentage" office:value="0.87585327981718575" table:style-name="ce33">
            <text:p>87,6%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18" table:style-name="ce32">
            <text:p>95.018</text:p>
          </table:table-cell>
          <table:table-cell office:value-type="string" table:style-name="ce33">
            <text:p>-</text:p>
          </table:table-cell>
          <table:table-cell office:value-type="float" office:value="96348" table:style-name="ce32">
            <text:p>96.348</text:p>
          </table:table-cell>
          <table:table-cell office:value-type="string" table:style-name="ce33">
            <text:p>-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25" table:style-name="ce32">
            <text:p>8.025</text:p>
          </table:table-cell>
          <table:table-cell office:value-type="string" table:style-name="ce33">
            <text:p>-</text:p>
          </table:table-cell>
          <table:table-cell office:value-type="float" office:value="8053" table:style-name="ce32">
            <text:p>8.053</text:p>
          </table:table-cell>
          <table:table-cell office:value-type="string" table:style-name="ce33">
            <text:p>-</text:p>
          </table:table-cell>
          <table:table-cell office:value-type="date" office:date-value="2022-03-10T00:00:00" table:style-name="ce34">
            <text:p>10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77875" table:style-name="ce35">
            <text:p>39.177.875</text:p>
          </table:table-cell>
          <table:table-cell office:value-type="percentage" office:value="0.92871504924507231" table:style-name="ce36">
            <text:p>92,9%</text:p>
          </table:table-cell>
          <table:table-cell office:value-type="float" office:value="38971798" table:style-name="ce35">
            <text:p>38.971.798</text:p>
          </table:table-cell>
          <table:table-cell office:value-type="percentage" office:value="0.92382997543228185" table:style-name="ce36">
            <text:p>92,4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85" table:style-name="ce45">
            <text:p>435.485</text:p>
          </table:table-cell>
          <table:table-cell office:value-type="percentage" office:value="1" table:style-name="ce46">
            <text:p>100,0%</text:p>
          </table:table-cell>
          <table:table-cell office:value-type="float" office:value="656535" table:style-name="ce45">
            <text:p>656.535</text:p>
          </table:table-cell>
          <table:table-cell office:value-type="percentage" office:value="1" table:style-name="ce46">
            <text:p>100,0%</text:p>
          </table:table-cell>
          <table:table-cell office:value-type="float" office:value="937518" table:style-name="ce45">
            <text:p>937.518</text:p>
          </table:table-cell>
          <table:table-cell office:value-type="percentage" office:value="0.97838616865070871" table:style-name="ce46">
            <text:p>97,8%</text:p>
          </table:table-cell>
          <table:table-cell office:value-type="float" office:value="1229544" table:style-name="ce45">
            <text:p>1.229.544</text:p>
          </table:table-cell>
          <table:table-cell office:value-type="percentage" office:value="0.95491813782482171" table:style-name="ce46">
            <text:p>95,5%</text:p>
          </table:table-cell>
          <table:table-cell office:value-type="float" office:value="1277072" table:style-name="ce45">
            <text:p>1.277.072</text:p>
          </table:table-cell>
          <table:table-cell office:value-type="percentage" office:value="0.92251592099027979" table:style-name="ce46">
            <text:p>92,3%</text:p>
          </table:table-cell>
          <table:table-cell office:value-type="float" office:value="968044" table:style-name="ce45">
            <text:p>968.044</text:p>
          </table:table-cell>
          <table:table-cell office:value-type="percentage" office:value="0.87862381815491941" table:style-name="ce46">
            <text:p>87,9%</text:p>
          </table:table-cell>
          <table:table-cell office:value-type="float" office:value="812081" table:style-name="ce45">
            <text:p>812.081</text:p>
          </table:table-cell>
          <table:table-cell office:value-type="percentage" office:value="0.8768712639507964" table:style-name="ce46">
            <text:p>87,7%</text:p>
          </table:table-cell>
          <table:table-cell office:value-type="float" office:value="721172" table:style-name="ce45">
            <text:p>721.172</text:p>
          </table:table-cell>
          <table:table-cell office:value-type="percentage" office:value="0.93313803784971394" table:style-name="ce46">
            <text:p>93,3%</text:p>
          </table:table-cell>
          <table:table-cell office:value-type="float" office:value="7037451" table:style-name="ce45">
            <text:p>7.037.45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32636033140626" table:style-name="ce46">
            <text:p>93,7%</text:p>
          </table:table-cell>
          <table:table-cell office:value-type="percentage" office:value="0.82771952303734431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91" table:style-name="ce48">
            <text:p>101.69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63" table:style-name="ce48">
            <text:p>119.863</text:p>
          </table:table-cell>
          <table:table-cell office:value-type="percentage" office:value="1" table:style-name="ce49">
            <text:p>100,0%</text:p>
          </table:table-cell>
          <table:table-cell office:value-type="float" office:value="156032" table:style-name="ce48">
            <text:p>156.032</text:p>
          </table:table-cell>
          <table:table-cell office:value-type="percentage" office:value="0.96728039179220138" table:style-name="ce49">
            <text:p>96,7%</text:p>
          </table:table-cell>
          <table:table-cell office:value-type="float" office:value="188524" table:style-name="ce48">
            <text:p>188.524</text:p>
          </table:table-cell>
          <table:table-cell office:value-type="percentage" office:value="0.93807035876001388" table:style-name="ce49">
            <text:p>93,8%</text:p>
          </table:table-cell>
          <table:table-cell office:value-type="float" office:value="192323" table:style-name="ce48">
            <text:p>192.323</text:p>
          </table:table-cell>
          <table:table-cell office:value-type="percentage" office:value="0.90023263760490924" table:style-name="ce49">
            <text:p>90,0%</text:p>
          </table:table-cell>
          <table:table-cell office:value-type="float" office:value="131920" table:style-name="ce48">
            <text:p>131.920</text:p>
          </table:table-cell>
          <table:table-cell office:value-type="percentage" office:value="0.83347022327802978" table:style-name="ce49">
            <text:p>83,3%</text:p>
          </table:table-cell>
          <table:table-cell office:value-type="float" office:value="110688" table:style-name="ce48">
            <text:p>110.688</text:p>
          </table:table-cell>
          <table:table-cell office:value-type="percentage" office:value="0.84625147173504178" table:style-name="ce49">
            <text:p>84,6%</text:p>
          </table:table-cell>
          <table:table-cell office:value-type="float" office:value="94980" table:style-name="ce48">
            <text:p>94.980</text:p>
          </table:table-cell>
          <table:table-cell office:value-type="percentage" office:value="0.8873567084279268" table:style-name="ce49">
            <text:p>88,7%</text:p>
          </table:table-cell>
          <table:table-cell office:value-type="float" office:value="1096021" table:style-name="ce48">
            <text:p>1.096.02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48446958486907" table:style-name="ce49">
            <text:p>92,1%</text:p>
          </table:table-cell>
          <table:table-cell office:value-type="percentage" office:value="0.82337452380791398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74" table:style-name="ce48">
            <text:p>89.274</text:p>
          </table:table-cell>
          <table:table-cell office:value-type="percentage" office:value="1" table:style-name="ce49">
            <text:p>100,0%</text:p>
          </table:table-cell>
          <table:table-cell office:value-type="float" office:value="114802" table:style-name="ce48">
            <text:p>114.802</text:p>
          </table:table-cell>
          <table:table-cell office:value-type="percentage" office:value="1" table:style-name="ce49">
            <text:p>100,0%</text:p>
          </table:table-cell>
          <table:table-cell office:value-type="float" office:value="149173" table:style-name="ce48">
            <text:p>149.173</text:p>
          </table:table-cell>
          <table:table-cell office:value-type="percentage" office:value="0.981465885913547" table:style-name="ce49">
            <text:p>98,1%</text:p>
          </table:table-cell>
          <table:table-cell office:value-type="float" office:value="154421" table:style-name="ce48">
            <text:p>154.421</text:p>
          </table:table-cell>
          <table:table-cell office:value-type="percentage" office:value="0.95272792334791434" table:style-name="ce49">
            <text:p>95,3%</text:p>
          </table:table-cell>
          <table:table-cell office:value-type="float" office:value="152556" table:style-name="ce48">
            <text:p>152.556</text:p>
          </table:table-cell>
          <table:table-cell office:value-type="percentage" office:value="0.91945515911282549" table:style-name="ce49">
            <text:p>91,9%</text:p>
          </table:table-cell>
          <table:table-cell office:value-type="float" office:value="93104" table:style-name="ce48">
            <text:p>93.104</text:p>
          </table:table-cell>
          <table:table-cell office:value-type="percentage" office:value="0.85738228766656532" table:style-name="ce49">
            <text:p>85,7%</text:p>
          </table:table-cell>
          <table:table-cell office:value-type="float" office:value="68839" table:style-name="ce48">
            <text:p>68.839</text:p>
          </table:table-cell>
          <table:table-cell office:value-type="percentage" office:value="0.86871860881855578" table:style-name="ce49">
            <text:p>86,9%</text:p>
          </table:table-cell>
          <table:table-cell office:value-type="float" office:value="62876" table:style-name="ce48">
            <text:p>62.876</text:p>
          </table:table-cell>
          <table:table-cell office:value-type="percentage" office:value="0.96352825793796737" table:style-name="ce49">
            <text:p>96,4%</text:p>
          </table:table-cell>
          <table:table-cell office:value-type="float" office:value="885045" table:style-name="ce48">
            <text:p>885.04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20409867515288" table:style-name="ce49">
            <text:p>95,1%</text:p>
          </table:table-cell>
          <table:table-cell office:value-type="percentage" office:value="0.87378281331912977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8" table:style-name="ce48">
            <text:p>51.858</text:p>
          </table:table-cell>
          <table:table-cell office:value-type="percentage" office:value="0.96690470419331387" table:style-name="ce49">
            <text:p>96,7%</text:p>
          </table:table-cell>
          <table:table-cell office:value-type="float" office:value="79938" table:style-name="ce48">
            <text:p>79.938</text:p>
          </table:table-cell>
          <table:table-cell office:value-type="percentage" office:value="0.91636288603067606" table:style-name="ce49">
            <text:p>91,6%</text:p>
          </table:table-cell>
          <table:table-cell office:value-type="float" office:value="112195" table:style-name="ce48">
            <text:p>112.195</text:p>
          </table:table-cell>
          <table:table-cell office:value-type="percentage" office:value="0.88069988146915446" table:style-name="ce49">
            <text:p>88,1%</text:p>
          </table:table-cell>
          <table:table-cell office:value-type="float" office:value="153702" table:style-name="ce48">
            <text:p>153.702</text:p>
          </table:table-cell>
          <table:table-cell office:value-type="percentage" office:value="0.86588773463731217" table:style-name="ce49">
            <text:p>86,6%</text:p>
          </table:table-cell>
          <table:table-cell office:value-type="float" office:value="173918" table:style-name="ce48">
            <text:p>173.918</text:p>
          </table:table-cell>
          <table:table-cell office:value-type="percentage" office:value="0.80286026876185812" table:style-name="ce49">
            <text:p>80,3%</text:p>
          </table:table-cell>
          <table:table-cell office:value-type="float" office:value="135519" table:style-name="ce48">
            <text:p>135.519</text:p>
          </table:table-cell>
          <table:table-cell office:value-type="percentage" office:value="0.7363282205088918" table:style-name="ce49">
            <text:p>73,6%</text:p>
          </table:table-cell>
          <table:table-cell office:value-type="float" office:value="104969" table:style-name="ce48">
            <text:p>104.969</text:p>
          </table:table-cell>
          <table:table-cell office:value-type="percentage" office:value="0.76500768877584491" table:style-name="ce49">
            <text:p>76,5%</text:p>
          </table:table-cell>
          <table:table-cell office:value-type="float" office:value="84396" table:style-name="ce48">
            <text:p>84.396</text:p>
          </table:table-cell>
          <table:table-cell office:value-type="percentage" office:value="0.84789422922359747" table:style-name="ce49">
            <text:p>84,8%</text:p>
          </table:table-cell>
          <table:table-cell office:value-type="float" office:value="896495" table:style-name="ce48">
            <text:p>896.495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6456419805629" table:style-name="ce49">
            <text:p>82,8%</text:p>
          </table:table-cell>
          <table:table-cell office:value-type="percentage" office:value="0.73496751450062514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27" table:style-name="ce48">
            <text:p>94.827</text:p>
          </table:table-cell>
          <table:table-cell office:value-type="percentage" office:value="0.94484964428767859" table:style-name="ce49">
            <text:p>94,5%</text:p>
          </table:table-cell>
          <table:table-cell office:value-type="float" office:value="156199" table:style-name="ce48">
            <text:p>156.199</text:p>
          </table:table-cell>
          <table:table-cell office:value-type="percentage" office:value="0.93283207720698014" table:style-name="ce49">
            <text:p>93,3%</text:p>
          </table:table-cell>
          <table:table-cell office:value-type="float" office:value="229453" table:style-name="ce48">
            <text:p>229.453</text:p>
          </table:table-cell>
          <table:table-cell office:value-type="percentage" office:value="0.91213849853908691" table:style-name="ce49">
            <text:p>91,2%</text:p>
          </table:table-cell>
          <table:table-cell office:value-type="float" office:value="325887" table:style-name="ce48">
            <text:p>325.887</text:p>
          </table:table-cell>
          <table:table-cell office:value-type="percentage" office:value="0.88496851298177581" table:style-name="ce49">
            <text:p>88,5%</text:p>
          </table:table-cell>
          <table:table-cell office:value-type="float" office:value="325054" table:style-name="ce48">
            <text:p>325.054</text:p>
          </table:table-cell>
          <table:table-cell office:value-type="percentage" office:value="0.82479034774996507" table:style-name="ce49">
            <text:p>82,5%</text:p>
          </table:table-cell>
          <table:table-cell office:value-type="float" office:value="239386" table:style-name="ce48">
            <text:p>239.386</text:p>
          </table:table-cell>
          <table:table-cell office:value-type="percentage" office:value="0.76514885157034096" table:style-name="ce49">
            <text:p>76,5%</text:p>
          </table:table-cell>
          <table:table-cell office:value-type="float" office:value="200574" table:style-name="ce48">
            <text:p>200.574</text:p>
          </table:table-cell>
          <table:table-cell office:value-type="percentage" office:value="0.78758083959304359" table:style-name="ce49">
            <text:p>78,8%</text:p>
          </table:table-cell>
          <table:table-cell office:value-type="float" office:value="171687" table:style-name="ce48">
            <text:p>171.687</text:p>
          </table:table-cell>
          <table:table-cell office:value-type="percentage" office:value="0.93173961414267492" table:style-name="ce49">
            <text:p>93,2%</text:p>
          </table:table-cell>
          <table:table-cell office:value-type="float" office:value="1743067" table:style-name="ce48">
            <text:p>1.743.067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717032544173555" table:style-name="ce49">
            <text:p>85,7%</text:p>
          </table:table-cell>
          <table:table-cell office:value-type="percentage" office:value="0.77664011577418868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4" table:style-name="ce48">
            <text:p>42.584</text:p>
          </table:table-cell>
          <table:table-cell office:value-type="percentage" office:value="1" table:style-name="ce49">
            <text:p>100,0%</text:p>
          </table:table-cell>
          <table:table-cell office:value-type="float" office:value="56213" table:style-name="ce48">
            <text:p>56.213</text:p>
          </table:table-cell>
          <table:table-cell office:value-type="percentage" office:value="1" table:style-name="ce49">
            <text:p>100,0%</text:p>
          </table:table-cell>
          <table:table-cell office:value-type="float" office:value="77286" table:style-name="ce48">
            <text:p>77.286</text:p>
          </table:table-cell>
          <table:table-cell office:value-type="percentage" office:value="0.97513153412316889" table:style-name="ce49">
            <text:p>97,5%</text:p>
          </table:table-cell>
          <table:table-cell office:value-type="float" office:value="85177" table:style-name="ce48">
            <text:p>85.177</text:p>
          </table:table-cell>
          <table:table-cell office:value-type="percentage" office:value="0.93631966582389803" table:style-name="ce49">
            <text:p>93,6%</text:p>
          </table:table-cell>
          <table:table-cell office:value-type="float" office:value="89496" table:style-name="ce48">
            <text:p>89.496</text:p>
          </table:table-cell>
          <table:table-cell office:value-type="percentage" office:value="0.91898219456595409" table:style-name="ce49">
            <text:p>91,9%</text:p>
          </table:table-cell>
          <table:table-cell office:value-type="float" office:value="56872" table:style-name="ce48">
            <text:p>56.872</text:p>
          </table:table-cell>
          <table:table-cell office:value-type="percentage" office:value="0.8468387980583103" table:style-name="ce49">
            <text:p>84,7%</text:p>
          </table:table-cell>
          <table:table-cell office:value-type="float" office:value="43440" table:style-name="ce48">
            <text:p>43.440</text:p>
          </table:table-cell>
          <table:table-cell office:value-type="percentage" office:value="0.85389106205649357" table:style-name="ce49">
            <text:p>85,4%</text:p>
          </table:table-cell>
          <table:table-cell office:value-type="float" office:value="43120" table:style-name="ce48">
            <text:p>43.120</text:p>
          </table:table-cell>
          <table:table-cell office:value-type="percentage" office:value="0.95223373009738754" table:style-name="ce49">
            <text:p>95,2%</text:p>
          </table:table-cell>
          <table:table-cell office:value-type="float" office:value="494188" table:style-name="ce48">
            <text:p>494.188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62783126083837" table:style-name="ce49">
            <text:p>93,8%</text:p>
          </table:table-cell>
          <table:table-cell office:value-type="percentage" office:value="0.84671252709220346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14" table:style-name="ce48">
            <text:p>230.014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6" table:style-name="ce48">
            <text:p>252.336</text:p>
          </table:table-cell>
          <table:table-cell office:value-type="percentage" office:value="1" table:style-name="ce49">
            <text:p>100,0%</text:p>
          </table:table-cell>
          <table:table-cell office:value-type="float" office:value="324612" table:style-name="ce48">
            <text:p>324.612</text:p>
          </table:table-cell>
          <table:table-cell office:value-type="percentage" office:value="0.991960103042693" table:style-name="ce49">
            <text:p>99,2%</text:p>
          </table:table-cell>
          <table:table-cell office:value-type="float" office:value="357841" table:style-name="ce48">
            <text:p>357.841</text:p>
          </table:table-cell>
          <table:table-cell office:value-type="percentage" office:value="0.93871506782475478" table:style-name="ce49">
            <text:p>93,9%</text:p>
          </table:table-cell>
          <table:table-cell office:value-type="float" office:value="326166" table:style-name="ce48">
            <text:p>326.166</text:p>
          </table:table-cell>
          <table:table-cell office:value-type="percentage" office:value="0.90550857574361054" table:style-name="ce49">
            <text:p>90,6%</text:p>
          </table:table-cell>
          <table:table-cell office:value-type="float" office:value="218948" table:style-name="ce48">
            <text:p>218.948</text:p>
          </table:table-cell>
          <table:table-cell office:value-type="percentage" office:value="0.84567906003043625" table:style-name="ce49">
            <text:p>84,6%</text:p>
          </table:table-cell>
          <table:table-cell office:value-type="float" office:value="181028" table:style-name="ce48">
            <text:p>181.028</text:p>
          </table:table-cell>
          <table:table-cell office:value-type="percentage" office:value="0.85479674566411212" table:style-name="ce49">
            <text:p>85,5%</text:p>
          </table:table-cell>
          <table:table-cell office:value-type="float" office:value="155690" table:style-name="ce48">
            <text:p>155.690</text:p>
          </table:table-cell>
          <table:table-cell office:value-type="percentage" office:value="0.92563526320170275" table:style-name="ce49">
            <text:p>92,6%</text:p>
          </table:table-cell>
          <table:table-cell office:value-type="float" office:value="2046635" table:style-name="ce48">
            <text:p>2.046.635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21667113996321" table:style-name="ce49">
            <text:p>94,2%</text:p>
          </table:table-cell>
          <table:table-cell office:value-type="percentage" office:value="0.85753497896003983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84" table:style-name="ce48">
            <text:p>138.984</text:p>
          </table:table-cell>
          <table:table-cell office:value-type="percentage" office:value="1" table:style-name="ce49">
            <text:p>100,0%</text:p>
          </table:table-cell>
          <table:table-cell office:value-type="float" office:value="159410" table:style-name="ce48">
            <text:p>159.410</text:p>
          </table:table-cell>
          <table:table-cell office:value-type="percentage" office:value="1" table:style-name="ce49">
            <text:p>100,0%</text:p>
          </table:table-cell>
          <table:table-cell office:value-type="float" office:value="225483" table:style-name="ce48">
            <text:p>225.483</text:p>
          </table:table-cell>
          <table:table-cell office:value-type="percentage" office:value="0.98883908993632363" table:style-name="ce49">
            <text:p>98,9%</text:p>
          </table:table-cell>
          <table:table-cell office:value-type="float" office:value="290164" table:style-name="ce48">
            <text:p>290.164</text:p>
          </table:table-cell>
          <table:table-cell office:value-type="percentage" office:value="0.93178380704351538" table:style-name="ce49">
            <text:p>93,2%</text:p>
          </table:table-cell>
          <table:table-cell office:value-type="float" office:value="292140" table:style-name="ce48">
            <text:p>292.140</text:p>
          </table:table-cell>
          <table:table-cell office:value-type="percentage" office:value="0.88344960853511389" table:style-name="ce49">
            <text:p>88,3%</text:p>
          </table:table-cell>
          <table:table-cell office:value-type="float" office:value="212328" table:style-name="ce48">
            <text:p>212.328</text:p>
          </table:table-cell>
          <table:table-cell office:value-type="percentage" office:value="0.82377177974091276" table:style-name="ce49">
            <text:p>82,4%</text:p>
          </table:table-cell>
          <table:table-cell office:value-type="float" office:value="180606" table:style-name="ce48">
            <text:p>180.606</text:p>
          </table:table-cell>
          <table:table-cell office:value-type="percentage" office:value="0.82471505808431356" table:style-name="ce49">
            <text:p>82,5%</text:p>
          </table:table-cell>
          <table:table-cell office:value-type="float" office:value="159624" table:style-name="ce48">
            <text:p>159.624</text:p>
          </table:table-cell>
          <table:table-cell office:value-type="percentage" office:value="0.89769199622081253" table:style-name="ce49">
            <text:p>89,8%</text:p>
          </table:table-cell>
          <table:table-cell office:value-type="float" office:value="1658739" table:style-name="ce48">
            <text:p>1.658.739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33612909549238" table:style-name="ce49">
            <text:p>91,3%</text:p>
          </table:table-cell>
          <table:table-cell office:value-type="percentage" office:value="0.80967180434392105" table:style-name="ce4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128" table:style-name="ce48">
            <text:p>461.128</text:p>
          </table:table-cell>
          <table:table-cell office:value-type="percentage" office:value="1" table:style-name="ce49">
            <text:p>100,0%</text:p>
          </table:table-cell>
          <table:table-cell office:value-type="float" office:value="622122" table:style-name="ce48">
            <text:p>622.122</text:p>
          </table:table-cell>
          <table:table-cell office:value-type="percentage" office:value="0.97858545056438517" table:style-name="ce49">
            <text:p>97,9%</text:p>
          </table:table-cell>
          <table:table-cell office:value-type="float" office:value="810002" table:style-name="ce48">
            <text:p>810.002</text:p>
          </table:table-cell>
          <table:table-cell office:value-type="percentage" office:value="0.95016680664974362" table:style-name="ce49">
            <text:p>95,0%</text:p>
          </table:table-cell>
          <table:table-cell office:value-type="float" office:value="1044976" table:style-name="ce48">
            <text:p>1.044.976</text:p>
          </table:table-cell>
          <table:table-cell office:value-type="percentage" office:value="0.95222803697098868" table:style-name="ce49">
            <text:p>95,2%</text:p>
          </table:table-cell>
          <table:table-cell office:value-type="float" office:value="1166704" table:style-name="ce48">
            <text:p>1.166.704</text:p>
          </table:table-cell>
          <table:table-cell office:value-type="percentage" office:value="0.91468174013939307" table:style-name="ce49">
            <text:p>91,5%</text:p>
          </table:table-cell>
          <table:table-cell office:value-type="float" office:value="833297" table:style-name="ce48">
            <text:p>833.297</text:p>
          </table:table-cell>
          <table:table-cell office:value-type="percentage" office:value="0.8620658619448226" table:style-name="ce49">
            <text:p>86,2%</text:p>
          </table:table-cell>
          <table:table-cell office:value-type="float" office:value="699815" table:style-name="ce48">
            <text:p>699.815</text:p>
          </table:table-cell>
          <table:table-cell office:value-type="percentage" office:value="0.8441177783219086" table:style-name="ce49">
            <text:p>84,4%</text:p>
          </table:table-cell>
          <table:table-cell office:value-type="float" office:value="606292" table:style-name="ce48">
            <text:p>606.292</text:p>
          </table:table-cell>
          <table:table-cell office:value-type="percentage" office:value="0.90307627915151711" table:style-name="ce49">
            <text:p>90,3%</text:p>
          </table:table-cell>
          <table:table-cell office:value-type="float" office:value="6244336" table:style-name="ce48">
            <text:p>6.244.336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66570987851815" table:style-name="ce49">
            <text:p>92,1%</text:p>
          </table:table-cell>
          <table:table-cell office:value-type="percentage" office:value="0.8139916647254366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53" table:style-name="ce48">
            <text:p>299.053</text:p>
          </table:table-cell>
          <table:table-cell office:value-type="percentage" office:value="1" table:style-name="ce49">
            <text:p>100,0%</text:p>
          </table:table-cell>
          <table:table-cell office:value-type="float" office:value="437820" table:style-name="ce48">
            <text:p>437.820</text:p>
          </table:table-cell>
          <table:table-cell office:value-type="percentage" office:value="0.99555228116131844" table:style-name="ce49">
            <text:p>99,6%</text:p>
          </table:table-cell>
          <table:table-cell office:value-type="float" office:value="576698" table:style-name="ce48">
            <text:p>576.698</text:p>
          </table:table-cell>
          <table:table-cell office:value-type="percentage" office:value="0.9657668218508223" table:style-name="ce49">
            <text:p>96,6%</text:p>
          </table:table-cell>
          <table:table-cell office:value-type="float" office:value="723926" table:style-name="ce48">
            <text:p>723.926</text:p>
          </table:table-cell>
          <table:table-cell office:value-type="percentage" office:value="0.94966522190854996" table:style-name="ce49">
            <text:p>95,0%</text:p>
          </table:table-cell>
          <table:table-cell office:value-type="float" office:value="768011" table:style-name="ce48">
            <text:p>768.011</text:p>
          </table:table-cell>
          <table:table-cell office:value-type="percentage" office:value="0.91351253623369411" table:style-name="ce49">
            <text:p>91,4%</text:p>
          </table:table-cell>
          <table:table-cell office:value-type="float" office:value="531039" table:style-name="ce48">
            <text:p>531.039</text:p>
          </table:table-cell>
          <table:table-cell office:value-type="percentage" office:value="0.8649956590505945" table:style-name="ce49">
            <text:p>86,5%</text:p>
          </table:table-cell>
          <table:table-cell office:value-type="float" office:value="449329" table:style-name="ce48">
            <text:p>449.329</text:p>
          </table:table-cell>
          <table:table-cell office:value-type="percentage" office:value="0.87627273666905237" table:style-name="ce49">
            <text:p>87,6%</text:p>
          </table:table-cell>
          <table:table-cell office:value-type="float" office:value="406623" table:style-name="ce48">
            <text:p>406.623</text:p>
          </table:table-cell>
          <table:table-cell office:value-type="percentage" office:value="0.93958439721883957" table:style-name="ce49">
            <text:p>94,0%</text:p>
          </table:table-cell>
          <table:table-cell office:value-type="float" office:value="4192499" table:style-name="ce48">
            <text:p>4.192.49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32028799477118" table:style-name="ce49">
            <text:p>93,3%</text:p>
          </table:table-cell>
          <table:table-cell office:value-type="percentage" office:value="0.83068389522978292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0" table:style-name="ce48">
            <text:p>78.430</text:p>
          </table:table-cell>
          <table:table-cell office:value-type="percentage" office:value="1" table:style-name="ce49">
            <text:p>100,0%</text:p>
          </table:table-cell>
          <table:table-cell office:value-type="float" office:value="96158" table:style-name="ce48">
            <text:p>96.158</text:p>
          </table:table-cell>
          <table:table-cell office:value-type="percentage" office:value="1" table:style-name="ce49">
            <text:p>100,0%</text:p>
          </table:table-cell>
          <table:table-cell office:value-type="float" office:value="133471" table:style-name="ce48">
            <text:p>133.471</text:p>
          </table:table-cell>
          <table:table-cell office:value-type="percentage" office:value="1" table:style-name="ce49">
            <text:p>100,0%</text:p>
          </table:table-cell>
          <table:table-cell office:value-type="float" office:value="162351" table:style-name="ce48">
            <text:p>162.351</text:p>
          </table:table-cell>
          <table:table-cell office:value-type="percentage" office:value="0.96664543056688479" table:style-name="ce49">
            <text:p>96,7%</text:p>
          </table:table-cell>
          <table:table-cell office:value-type="float" office:value="147373" table:style-name="ce48">
            <text:p>147.373</text:p>
          </table:table-cell>
          <table:table-cell office:value-type="percentage" office:value="0.93548776152752389" table:style-name="ce49">
            <text:p>93,5%</text:p>
          </table:table-cell>
          <table:table-cell office:value-type="float" office:value="114855" table:style-name="ce48">
            <text:p>114.855</text:p>
          </table:table-cell>
          <table:table-cell office:value-type="percentage" office:value="0.88457509896643616" table:style-name="ce49">
            <text:p>88,5%</text:p>
          </table:table-cell>
          <table:table-cell office:value-type="float" office:value="95687" table:style-name="ce48">
            <text:p>95.687</text:p>
          </table:table-cell>
          <table:table-cell office:value-type="percentage" office:value="0.85050575080440149" table:style-name="ce49">
            <text:p>85,1%</text:p>
          </table:table-cell>
          <table:table-cell office:value-type="float" office:value="81214" table:style-name="ce48">
            <text:p>81.214</text:p>
          </table:table-cell>
          <table:table-cell office:value-type="percentage" office:value="0.94755509923111925" table:style-name="ce49">
            <text:p>94,8%</text:p>
          </table:table-cell>
          <table:table-cell office:value-type="float" office:value="909539" table:style-name="ce48">
            <text:p>909.53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52034446093759" table:style-name="ce49">
            <text:p>95,8%</text:p>
          </table:table-cell>
          <table:table-cell office:value-type="percentage" office:value="0.85967850631238785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3" table:style-name="ce48">
            <text:p>243.073</text:p>
          </table:table-cell>
          <table:table-cell office:value-type="percentage" office:value="1" table:style-name="ce49">
            <text:p>100,0%</text:p>
          </table:table-cell>
          <table:table-cell office:value-type="float" office:value="292360" table:style-name="ce48">
            <text:p>292.360</text:p>
          </table:table-cell>
          <table:table-cell office:value-type="percentage" office:value="1" table:style-name="ce49">
            <text:p>100,0%</text:p>
          </table:table-cell>
          <table:table-cell office:value-type="float" office:value="348237" table:style-name="ce48">
            <text:p>348.237</text:p>
          </table:table-cell>
          <table:table-cell office:value-type="percentage" office:value="0.98492784939728373" table:style-name="ce49">
            <text:p>98,5%</text:p>
          </table:table-cell>
          <table:table-cell office:value-type="float" office:value="393831" table:style-name="ce48">
            <text:p>393.831</text:p>
          </table:table-cell>
          <table:table-cell office:value-type="percentage" office:value="0.962441348973607" table:style-name="ce49">
            <text:p>96,2%</text:p>
          </table:table-cell>
          <table:table-cell office:value-type="float" office:value="412557" table:style-name="ce48">
            <text:p>412.557</text:p>
          </table:table-cell>
          <table:table-cell office:value-type="percentage" office:value="0.93162269638715822" table:style-name="ce49">
            <text:p>93,2%</text:p>
          </table:table-cell>
          <table:table-cell office:value-type="float" office:value="268962" table:style-name="ce48">
            <text:p>268.962</text:p>
          </table:table-cell>
          <table:table-cell office:value-type="percentage" office:value="0.87156106001983158" table:style-name="ce49">
            <text:p>87,2%</text:p>
          </table:table-cell>
          <table:table-cell office:value-type="float" office:value="204742" table:style-name="ce48">
            <text:p>204.742</text:p>
          </table:table-cell>
          <table:table-cell office:value-type="percentage" office:value="0.88878374037384633" table:style-name="ce49">
            <text:p>88,9%</text:p>
          </table:table-cell>
          <table:table-cell office:value-type="float" office:value="176881" table:style-name="ce48">
            <text:p>176.881</text:p>
          </table:table-cell>
          <table:table-cell office:value-type="percentage" office:value="0.96474932367571342" table:style-name="ce49">
            <text:p>96,5%</text:p>
          </table:table-cell>
          <table:table-cell office:value-type="float" office:value="2340643" table:style-name="ce48">
            <text:p>2.340.64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98125870527051" table:style-name="ce49">
            <text:p>95,3%</text:p>
          </table:table-cell>
          <table:table-cell office:value-type="percentage" office:value="0.86790901769306417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4" table:style-name="ce48">
            <text:p>23.474</text:p>
          </table:table-cell>
          <table:table-cell office:value-type="percentage" office:value="1" table:style-name="ce49">
            <text:p>100,0%</text:p>
          </table:table-cell>
          <table:table-cell office:value-type="float" office:value="28787" table:style-name="ce48">
            <text:p>28.787</text:p>
          </table:table-cell>
          <table:table-cell office:value-type="percentage" office:value="1" table:style-name="ce49">
            <text:p>100,0%</text:p>
          </table:table-cell>
          <table:table-cell office:value-type="float" office:value="38523" table:style-name="ce48">
            <text:p>38.523</text:p>
          </table:table-cell>
          <table:table-cell office:value-type="percentage" office:value="0.99764334179313208" table:style-name="ce49">
            <text:p>99,8%</text:p>
          </table:table-cell>
          <table:table-cell office:value-type="float" office:value="45956" table:style-name="ce48">
            <text:p>45.956</text:p>
          </table:table-cell>
          <table:table-cell office:value-type="percentage" office:value="0.9674947368421053" table:style-name="ce49">
            <text:p>96,7%</text:p>
          </table:table-cell>
          <table:table-cell office:value-type="float" office:value="48527" table:style-name="ce48">
            <text:p>48.527</text:p>
          </table:table-cell>
          <table:table-cell office:value-type="percentage" office:value="0.93819116850978268" table:style-name="ce49">
            <text:p>93,8%</text:p>
          </table:table-cell>
          <table:table-cell office:value-type="float" office:value="32570" table:style-name="ce48">
            <text:p>32.570</text:p>
          </table:table-cell>
          <table:table-cell office:value-type="percentage" office:value="0.8794146236094611" table:style-name="ce49">
            <text:p>87,9%</text:p>
          </table:table-cell>
          <table:table-cell office:value-type="float" office:value="25831" table:style-name="ce48">
            <text:p>25.831</text:p>
          </table:table-cell>
          <table:table-cell office:value-type="percentage" office:value="0.8562951667440164" table:style-name="ce49">
            <text:p>85,6%</text:p>
          </table:table-cell>
          <table:table-cell office:value-type="float" office:value="25268" table:style-name="ce48">
            <text:p>25.268</text:p>
          </table:table-cell>
          <table:table-cell office:value-type="percentage" office:value="0.97240715797575528" table:style-name="ce49">
            <text:p>97,2%</text:p>
          </table:table-cell>
          <table:table-cell office:value-type="float" office:value="268936" table:style-name="ce48">
            <text:p>268.936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543894926442119" table:style-name="ce49">
            <text:p>95,5%</text:p>
          </table:table-cell>
          <table:table-cell office:value-type="percentage" office:value="0.85058954506350892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843" table:style-name="ce48">
            <text:p>374.843</text:p>
          </table:table-cell>
          <table:table-cell office:value-type="percentage" office:value="1" table:style-name="ce49">
            <text:p>100,0%</text:p>
          </table:table-cell>
          <table:table-cell office:value-type="float" office:value="512632" table:style-name="ce48">
            <text:p>512.632</text:p>
          </table:table-cell>
          <table:table-cell office:value-type="percentage" office:value="0.97264396167346556" table:style-name="ce49">
            <text:p>97,3%</text:p>
          </table:table-cell>
          <table:table-cell office:value-type="float" office:value="694038" table:style-name="ce48">
            <text:p>694.038</text:p>
          </table:table-cell>
          <table:table-cell office:value-type="percentage" office:value="0.963328882460879" table:style-name="ce49">
            <text:p>96,3%</text:p>
          </table:table-cell>
          <table:table-cell office:value-type="float" office:value="950348" table:style-name="ce48">
            <text:p>950.348</text:p>
          </table:table-cell>
          <table:table-cell office:value-type="percentage" office:value="0.96018121583132865" table:style-name="ce49">
            <text:p>96,0%</text:p>
          </table:table-cell>
          <table:table-cell office:value-type="float" office:value="1052754" table:style-name="ce48">
            <text:p>1.052.754</text:p>
          </table:table-cell>
          <table:table-cell office:value-type="percentage" office:value="0.91066085483718895" table:style-name="ce49">
            <text:p>91,1%</text:p>
          </table:table-cell>
          <table:table-cell office:value-type="float" office:value="779781" table:style-name="ce48">
            <text:p>779.781</text:p>
          </table:table-cell>
          <table:table-cell office:value-type="percentage" office:value="0.86561158202752086" table:style-name="ce49">
            <text:p>86,6%</text:p>
          </table:table-cell>
          <table:table-cell office:value-type="float" office:value="636128" table:style-name="ce48">
            <text:p>636.128</text:p>
          </table:table-cell>
          <table:table-cell office:value-type="percentage" office:value="0.86482488780611155" table:style-name="ce49">
            <text:p>86,5%</text:p>
          </table:table-cell>
          <table:table-cell office:value-type="float" office:value="502556" table:style-name="ce48">
            <text:p>502.556</text:p>
          </table:table-cell>
          <table:table-cell office:value-type="percentage" office:value="0.88053404352244458" table:style-name="ce49">
            <text:p>88,1%</text:p>
          </table:table-cell>
          <table:table-cell office:value-type="float" office:value="5503080" table:style-name="ce48">
            <text:p>5.503.080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164876765811832" table:style-name="ce49">
            <text:p>92,2%</text:p>
          </table:table-cell>
          <table:table-cell office:value-type="percentage" office:value="0.81456780723251099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52" table:style-name="ce48">
            <text:p>72.852</text:p>
          </table:table-cell>
          <table:table-cell office:value-type="percentage" office:value="1" table:style-name="ce49">
            <text:p>100,0%</text:p>
          </table:table-cell>
          <table:table-cell office:value-type="float" office:value="103832" table:style-name="ce48">
            <text:p>103.832</text:p>
          </table:table-cell>
          <table:table-cell office:value-type="percentage" office:value="0.9991339658590096" table:style-name="ce49">
            <text:p>99,9%</text:p>
          </table:table-cell>
          <table:table-cell office:value-type="float" office:value="149787" table:style-name="ce48">
            <text:p>149.787</text:p>
          </table:table-cell>
          <table:table-cell office:value-type="percentage" office:value="0.97555050442552804" table:style-name="ce49">
            <text:p>97,6%</text:p>
          </table:table-cell>
          <table:table-cell office:value-type="float" office:value="209896" table:style-name="ce48">
            <text:p>209.896</text:p>
          </table:table-cell>
          <table:table-cell office:value-type="percentage" office:value="0.96237098985341785" table:style-name="ce49">
            <text:p>96,2%</text:p>
          </table:table-cell>
          <table:table-cell office:value-type="float" office:value="236770" table:style-name="ce48">
            <text:p>236.770</text:p>
          </table:table-cell>
          <table:table-cell office:value-type="percentage" office:value="0.93782182296370231" table:style-name="ce49">
            <text:p>93,8%</text:p>
          </table:table-cell>
          <table:table-cell office:value-type="float" office:value="174701" table:style-name="ce48">
            <text:p>174.701</text:p>
          </table:table-cell>
          <table:table-cell office:value-type="percentage" office:value="0.87756814049047083" table:style-name="ce49">
            <text:p>87,8%</text:p>
          </table:table-cell>
          <table:table-cell office:value-type="float" office:value="150039" table:style-name="ce48">
            <text:p>150.039</text:p>
          </table:table-cell>
          <table:table-cell office:value-type="percentage" office:value="0.86259550762048764" table:style-name="ce49">
            <text:p>86,3%</text:p>
          </table:table-cell>
          <table:table-cell office:value-type="float" office:value="131688" table:style-name="ce48">
            <text:p>131.688</text:p>
          </table:table-cell>
          <table:table-cell office:value-type="percentage" office:value="0.91060463572495431" table:style-name="ce49">
            <text:p>91,1%</text:p>
          </table:table-cell>
          <table:table-cell office:value-type="float" office:value="1229565" table:style-name="ce48">
            <text:p>1.229.565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17542163334632" table:style-name="ce49">
            <text:p>93,3%</text:p>
          </table:table-cell>
          <table:table-cell office:value-type="percentage" office:value="0.81262606769256795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1" table:style-name="ce48">
            <text:p>42.581</text:p>
          </table:table-cell>
          <table:table-cell office:value-type="percentage" office:value="1" table:style-name="ce49">
            <text:p>100,0%</text:p>
          </table:table-cell>
          <table:table-cell office:value-type="float" office:value="56011" table:style-name="ce48">
            <text:p>56.011</text:p>
          </table:table-cell>
          <table:table-cell office:value-type="percentage" office:value="0.98889477401129944" table:style-name="ce49">
            <text:p>98,9%</text:p>
          </table:table-cell>
          <table:table-cell office:value-type="float" office:value="72640" table:style-name="ce48">
            <text:p>72.640</text:p>
          </table:table-cell>
          <table:table-cell office:value-type="percentage" office:value="0.95995771111404782" table:style-name="ce49">
            <text:p>96,0%</text:p>
          </table:table-cell>
          <table:table-cell office:value-type="float" office:value="92552" table:style-name="ce48">
            <text:p>92.552</text:p>
          </table:table-cell>
          <table:table-cell office:value-type="percentage" office:value="0.94732747855636756" table:style-name="ce49">
            <text:p>94,7%</text:p>
          </table:table-cell>
          <table:table-cell office:value-type="float" office:value="96612" table:style-name="ce48">
            <text:p>96.612</text:p>
          </table:table-cell>
          <table:table-cell office:value-type="percentage" office:value="0.91382196872960475" table:style-name="ce49">
            <text:p>91,4%</text:p>
          </table:table-cell>
          <table:table-cell office:value-type="float" office:value="66065" table:style-name="ce48">
            <text:p>66.065</text:p>
          </table:table-cell>
          <table:table-cell office:value-type="percentage" office:value="0.86101734676589037" table:style-name="ce49">
            <text:p>86,1%</text:p>
          </table:table-cell>
          <table:table-cell office:value-type="float" office:value="60040" table:style-name="ce48">
            <text:p>60.040</text:p>
          </table:table-cell>
          <table:table-cell office:value-type="percentage" office:value="0.87264905089968314" table:style-name="ce49">
            <text:p>87,3%</text:p>
          </table:table-cell>
          <table:table-cell office:value-type="float" office:value="53073" table:style-name="ce48">
            <text:p>53.073</text:p>
          </table:table-cell>
          <table:table-cell office:value-type="percentage" office:value="0.92267171989360408" table:style-name="ce49">
            <text:p>92,3%</text:p>
          </table:table-cell>
          <table:table-cell office:value-type="float" office:value="539574" table:style-name="ce48">
            <text:p>539.574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0209937018894" table:style-name="ce49">
            <text:p>93,0%</text:p>
          </table:table-cell>
          <table:table-cell office:value-type="percentage" office:value="0.82045270005200299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928" table:style-name="ce48">
            <text:p>164.928</text:p>
          </table:table-cell>
          <table:table-cell office:value-type="percentage" office:value="1" table:style-name="ce49">
            <text:p>100,0%</text:p>
          </table:table-cell>
          <table:table-cell office:value-type="float" office:value="214672" table:style-name="ce48">
            <text:p>214.672</text:p>
          </table:table-cell>
          <table:table-cell office:value-type="percentage" office:value="0.99217067376574875" table:style-name="ce49">
            <text:p>99,2%</text:p>
          </table:table-cell>
          <table:table-cell office:value-type="float" office:value="280737" table:style-name="ce48">
            <text:p>280.737</text:p>
          </table:table-cell>
          <table:table-cell office:value-type="percentage" office:value="0.98794353944742985" table:style-name="ce49">
            <text:p>98,8%</text:p>
          </table:table-cell>
          <table:table-cell office:value-type="float" office:value="327478" table:style-name="ce48">
            <text:p>327.478</text:p>
          </table:table-cell>
          <table:table-cell office:value-type="percentage" office:value="0.97040006874746276" table:style-name="ce49">
            <text:p>97,0%</text:p>
          </table:table-cell>
          <table:table-cell office:value-type="float" office:value="326801" table:style-name="ce48">
            <text:p>326.801</text:p>
          </table:table-cell>
          <table:table-cell office:value-type="percentage" office:value="0.93891066010848578" table:style-name="ce49">
            <text:p>93,9%</text:p>
          </table:table-cell>
          <table:table-cell office:value-type="float" office:value="212470" table:style-name="ce48">
            <text:p>212.470</text:p>
          </table:table-cell>
          <table:table-cell office:value-type="percentage" office:value="0.89410229974540789" table:style-name="ce49">
            <text:p>89,4%</text:p>
          </table:table-cell>
          <table:table-cell office:value-type="float" office:value="175912" table:style-name="ce48">
            <text:p>175.912</text:p>
          </table:table-cell>
          <table:table-cell office:value-type="percentage" office:value="0.88302587656551967" table:style-name="ce49">
            <text:p>88,3%</text:p>
          </table:table-cell>
          <table:table-cell office:value-type="float" office:value="160185" table:style-name="ce48">
            <text:p>160.185</text:p>
          </table:table-cell>
          <table:table-cell office:value-type="percentage" office:value="0.92690533917380813" table:style-name="ce49">
            <text:p>92,7%</text:p>
          </table:table-cell>
          <table:table-cell office:value-type="float" office:value="1863183" table:style-name="ce48">
            <text:p>1.863.18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291146465444621" table:style-name="ce49">
            <text:p>95,3%</text:p>
          </table:table-cell>
          <table:table-cell office:value-type="percentage" office:value="0.8523611240729253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4" table:style-name="ce48">
            <text:p>2.404</text:p>
          </table:table-cell>
          <table:table-cell office:value-type="percentage" office:value="0.84737398660556928" table:style-name="ce49">
            <text:p>84,7%</text:p>
          </table:table-cell>
          <table:table-cell office:value-type="float" office:value="3925" table:style-name="ce48">
            <text:p>3.925</text:p>
          </table:table-cell>
          <table:table-cell office:value-type="percentage" office:value="0.89123524069028159" table:style-name="ce49">
            <text:p>89,1%</text:p>
          </table:table-cell>
          <table:table-cell office:value-type="float" office:value="7703" table:style-name="ce48">
            <text:p>7.703</text:p>
          </table:table-cell>
          <table:table-cell office:value-type="percentage" office:value="0.92484091727698403" table:style-name="ce49">
            <text:p>92,5%</text:p>
          </table:table-cell>
          <table:table-cell office:value-type="float" office:value="10662" table:style-name="ce48">
            <text:p>10.662</text:p>
          </table:table-cell>
          <table:table-cell office:value-type="percentage" office:value="0.92255775720342648" table:style-name="ce49">
            <text:p>92,3%</text:p>
          </table:table-cell>
          <table:table-cell office:value-type="float" office:value="11278" table:style-name="ce48">
            <text:p>11.278</text:p>
          </table:table-cell>
          <table:table-cell office:value-type="percentage" office:value="0.91268107145747346" table:style-name="ce49">
            <text:p>91,3%</text:p>
          </table:table-cell>
          <table:table-cell office:value-type="float" office:value="9482" table:style-name="ce48">
            <text:p>9.482</text:p>
          </table:table-cell>
          <table:table-cell office:value-type="percentage" office:value="0.83182735327660318" table:style-name="ce49">
            <text:p>83,2%</text:p>
          </table:table-cell>
          <table:table-cell office:value-type="float" office:value="9571" table:style-name="ce48">
            <text:p>9.571</text:p>
          </table:table-cell>
          <table:table-cell office:value-type="percentage" office:value="0.8809019788311091" table:style-name="ce49">
            <text:p>88,1%</text:p>
          </table:table-cell>
          <table:table-cell office:value-type="float" office:value="9161" table:style-name="ce48">
            <text:p>9.161</text:p>
          </table:table-cell>
          <table:table-cell office:value-type="percentage" office:value="0.98707035879754335" table:style-name="ce49">
            <text:p>98,7%</text:p>
          </table:table-cell>
          <table:table-cell office:value-type="float" office:value="64186" table:style-name="ce48">
            <text:p>64.18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365906883104086" table:style-name="ce49">
            <text:p>90,4%</text:p>
          </table:table-cell>
          <table:table-cell office:value-type="percentage" office:value="0.76853814193517489" table:style-name="ce49">
            <text:p>76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6" table:style-name="ce48">
            <text:p>2.096</text:p>
          </table:table-cell>
          <table:table-cell office:value-type="percentage" office:value="0.83472720031859815" table:style-name="ce49">
            <text:p>83,5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6" table:style-name="ce48">
            <text:p>7.506</text:p>
          </table:table-cell>
          <table:table-cell office:value-type="percentage" office:value="0.93766396002498442" table:style-name="ce49">
            <text:p>93,8%</text:p>
          </table:table-cell>
          <table:table-cell office:value-type="float" office:value="10154" table:style-name="ce48">
            <text:p>10.154</text:p>
          </table:table-cell>
          <table:table-cell office:value-type="percentage" office:value="0.94009813906119799" table:style-name="ce49">
            <text:p>94,0%</text:p>
          </table:table-cell>
          <table:table-cell office:value-type="float" office:value="10642" table:style-name="ce48">
            <text:p>10.642</text:p>
          </table:table-cell>
          <table:table-cell office:value-type="percentage" office:value="0.97427446672159668" table:style-name="ce49">
            <text:p>97,4%</text:p>
          </table:table-cell>
          <table:table-cell office:value-type="float" office:value="9292" table:style-name="ce48">
            <text:p>9.292</text:p>
          </table:table-cell>
          <table:table-cell office:value-type="percentage" office:value="0.84842951059167271" table:style-name="ce49">
            <text:p>84,8%</text:p>
          </table:table-cell>
          <table:table-cell office:value-type="float" office:value="9714" table:style-name="ce48">
            <text:p>9.714</text:p>
          </table:table-cell>
          <table:table-cell office:value-type="percentage" office:value="0.83089556068770853" table:style-name="ce49">
            <text:p>83,1%</text:p>
          </table:table-cell>
          <table:table-cell office:value-type="float" office:value="8818" table:style-name="ce48">
            <text:p>8.818</text:p>
          </table:table-cell>
          <table:table-cell office:value-type="percentage" office:value="0.92045929018789141" table:style-name="ce49">
            <text:p>92,0%</text:p>
          </table:table-cell>
          <table:table-cell office:value-type="float" office:value="61650" table:style-name="ce48">
            <text:p>61.65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308499106436591" table:style-name="ce49">
            <text:p>90,3%</text:p>
          </table:table-cell>
          <table:table-cell office:value-type="percentage" office:value="0.73373640237080762" table:style-name="ce49">
            <text:p>73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3" table:style-name="ce48">
            <text:p>3.693</text:p>
          </table:table-cell>
          <table:table-cell office:value-type="string" table:style-name="ce49">
            <text:p>-</text:p>
          </table:table-cell>
          <table:table-cell office:value-type="float" office:value="9653" table:style-name="ce48">
            <text:p>9.653</text:p>
          </table:table-cell>
          <table:table-cell office:value-type="string" table:style-name="ce49">
            <text:p>-</text:p>
          </table:table-cell>
          <table:table-cell office:value-type="float" office:value="22665" table:style-name="ce48">
            <text:p>22.665</text:p>
          </table:table-cell>
          <table:table-cell office:value-type="string" table:style-name="ce49">
            <text:p>-</text:p>
          </table:table-cell>
          <table:table-cell office:value-type="float" office:value="32641" table:style-name="ce48">
            <text:p>32.641</text:p>
          </table:table-cell>
          <table:table-cell office:value-type="string" table:style-name="ce49">
            <text:p>-</text:p>
          </table:table-cell>
          <table:table-cell office:value-type="float" office:value="25084" table:style-name="ce48">
            <text:p>25.084</text:p>
          </table:table-cell>
          <table:table-cell office:value-type="string" table:style-name="ce49">
            <text:p>-</text:p>
          </table:table-cell>
          <table:table-cell office:value-type="float" office:value="1232" table:style-name="ce48">
            <text:p>1.232</text:p>
          </table:table-cell>
          <table:table-cell office:value-type="string" table:style-name="ce49">
            <text:p>-</text:p>
          </table:table-cell>
          <table:table-cell office:value-type="float" office:value="95018" table:style-name="ce48">
            <text:p>95.01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7" table:style-name="ce51">
            <text:p>317</text:p>
          </table:table-cell>
          <table:table-cell office:value-type="string" table:style-name="ce52">
            <text:p>-</text:p>
          </table:table-cell>
          <table:table-cell office:value-type="float" office:value="918" table:style-name="ce51">
            <text:p>918</text:p>
          </table:table-cell>
          <table:table-cell office:value-type="string" table:style-name="ce52">
            <text:p>-</text:p>
          </table:table-cell>
          <table:table-cell office:value-type="float" office:value="1934" table:style-name="ce51">
            <text:p>1.934</text:p>
          </table:table-cell>
          <table:table-cell office:value-type="string" table:style-name="ce52">
            <text:p>-</text:p>
          </table:table-cell>
          <table:table-cell office:value-type="float" office:value="2397" table:style-name="ce51">
            <text:p>2.397</text:p>
          </table:table-cell>
          <table:table-cell office:value-type="string" table:style-name="ce52">
            <text:p>-</text:p>
          </table:table-cell>
          <table:table-cell office:value-type="float" office:value="2106" table:style-name="ce51">
            <text:p>2.106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25" table:style-name="ce51">
            <text:p>8.02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49642" table:style-name="ce55">
            <text:p>2.949.642</text:p>
          </table:table-cell>
          <table:table-cell office:value-type="percentage" office:value="1" table:style-name="ce56">
            <text:p>100,0%</text:p>
          </table:table-cell>
          <table:table-cell office:value-type="float" office:value="3967115" table:style-name="ce55">
            <text:p>3.967.115</text:p>
          </table:table-cell>
          <table:table-cell office:value-type="percentage" office:value="0.99256560638446123" table:style-name="ce56">
            <text:p>99,3%</text:p>
          </table:table-cell>
          <table:table-cell office:value-type="float" office:value="5335104" table:style-name="ce55">
            <text:p>5.335.104</text:p>
          </table:table-cell>
          <table:table-cell office:value-type="percentage" office:value="0.96866981621959236" table:style-name="ce56">
            <text:p>96,9%</text:p>
          </table:table-cell>
          <table:table-cell office:value-type="float" office:value="6767961" table:style-name="ce55">
            <text:p>6.767.961</text:p>
          </table:table-cell>
          <table:table-cell office:value-type="percentage" office:value="0.94926121861269608" table:style-name="ce56">
            <text:p>94,9%</text:p>
          </table:table-cell>
          <table:table-cell office:value-type="float" office:value="7131353" table:style-name="ce55">
            <text:p>7.131.353</text:p>
          </table:table-cell>
          <table:table-cell office:value-type="percentage" office:value="0.91231011430752806" table:style-name="ce56">
            <text:p>91,2%</text:p>
          </table:table-cell>
          <table:table-cell office:value-type="float" office:value="5123673" table:style-name="ce55">
            <text:p>5.123.673</text:p>
          </table:table-cell>
          <table:table-cell office:value-type="percentage" office:value="0.86227797954231056" table:style-name="ce56">
            <text:p>86,2%</text:p>
          </table:table-cell>
          <table:table-cell office:value-type="float" office:value="4246223" table:style-name="ce55">
            <text:p>4.246.223</text:p>
          </table:table-cell>
          <table:table-cell office:value-type="percentage" office:value="0.86224641367175636" table:style-name="ce56">
            <text:p>86,2%</text:p>
          </table:table-cell>
          <table:table-cell office:value-type="float" office:value="3656804" table:style-name="ce55">
            <text:p>3.656.804</text:p>
          </table:table-cell>
          <table:table-cell office:value-type="percentage" office:value="0.91788124485123102" table:style-name="ce56">
            <text:p>91,8%</text:p>
          </table:table-cell>
          <table:table-cell office:value-type="float" office:value="39177875" table:style-name="ce55">
            <text:p>39.177.87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71504924507231" table:style-name="ce56">
            <text:p>92,9%</text:p>
          </table:table-cell>
          <table:table-cell office:value-type="percentage" office:value="0.82656016894304074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13" table:style-name="ce45">
            <text:p>430.713</text:p>
          </table:table-cell>
          <table:table-cell office:value-type="percentage" office:value="1" table:style-name="ce46">
            <text:p>100,0%</text:p>
          </table:table-cell>
          <table:table-cell office:value-type="float" office:value="652868" table:style-name="ce45">
            <text:p>652.868</text:p>
          </table:table-cell>
          <table:table-cell office:value-type="percentage" office:value="0.9977763275935585" table:style-name="ce46">
            <text:p>99,8%</text:p>
          </table:table-cell>
          <table:table-cell office:value-type="float" office:value="933554" table:style-name="ce45">
            <text:p>933.554</text:p>
          </table:table-cell>
          <table:table-cell office:value-type="percentage" office:value="0.97424937045320059" table:style-name="ce46">
            <text:p>97,4%</text:p>
          </table:table-cell>
          <table:table-cell office:value-type="float" office:value="1222116" table:style-name="ce45">
            <text:p>1.222.116</text:p>
          </table:table-cell>
          <table:table-cell office:value-type="percentage" office:value="0.94914922518097755" table:style-name="ce46">
            <text:p>94,9%</text:p>
          </table:table-cell>
          <table:table-cell office:value-type="float" office:value="1266356" table:style-name="ce45">
            <text:p>1.266.356</text:p>
          </table:table-cell>
          <table:table-cell office:value-type="percentage" office:value="0.91477502571630009" table:style-name="ce46">
            <text:p>91,5%</text:p>
          </table:table-cell>
          <table:table-cell office:value-type="float" office:value="951126" table:style-name="ce45">
            <text:p>951.126</text:p>
          </table:table-cell>
          <table:table-cell office:value-type="percentage" office:value="0.86326856802626317" table:style-name="ce46">
            <text:p>86,3%</text:p>
          </table:table-cell>
          <table:table-cell office:value-type="float" office:value="791592" table:style-name="ce45">
            <text:p>791.592</text:p>
          </table:table-cell>
          <table:table-cell office:value-type="percentage" office:value="0.85474758992432875" table:style-name="ce46">
            <text:p>85,5%</text:p>
          </table:table-cell>
          <table:table-cell office:value-type="float" office:value="744844" table:style-name="ce45">
            <text:p>744.844</text:p>
          </table:table-cell>
          <table:table-cell office:value-type="percentage" office:value="0.96376768463574891" table:style-name="ce46">
            <text:p>96,4%</text:p>
          </table:table-cell>
          <table:table-cell office:value-type="float" office:value="6993169" table:style-name="ce45">
            <text:p>6.993.16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142838876639" table:style-name="ce46">
            <text:p>93,1%</text:p>
          </table:table-cell>
          <table:table-cell office:value-type="percentage" office:value="0.82251123442273943" table:style-name="ce46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18" table:style-name="ce48">
            <text:p>100.518</text:p>
          </table:table-cell>
          <table:table-cell office:value-type="percentage" office:value="1" table:style-name="ce49">
            <text:p>100,0%</text:p>
          </table:table-cell>
          <table:table-cell office:value-type="float" office:value="119254" table:style-name="ce48">
            <text:p>119.254</text:p>
          </table:table-cell>
          <table:table-cell office:value-type="percentage" office:value="0.99689864158829677" table:style-name="ce49">
            <text:p>99,7%</text:p>
          </table:table-cell>
          <table:table-cell office:value-type="float" office:value="155469" table:style-name="ce48">
            <text:p>155.469</text:p>
          </table:table-cell>
          <table:table-cell office:value-type="percentage" office:value="0.96379021759345362" table:style-name="ce49">
            <text:p>96,4%</text:p>
          </table:table-cell>
          <table:table-cell office:value-type="float" office:value="188361" table:style-name="ce48">
            <text:p>188.361</text:p>
          </table:table-cell>
          <table:table-cell office:value-type="percentage" office:value="0.93725929243170625" table:style-name="ce49">
            <text:p>93,7%</text:p>
          </table:table-cell>
          <table:table-cell office:value-type="float" office:value="190959" table:style-name="ce48">
            <text:p>190.959</text:p>
          </table:table-cell>
          <table:table-cell office:value-type="percentage" office:value="0.89384797577198705" table:style-name="ce49">
            <text:p>89,4%</text:p>
          </table:table-cell>
          <table:table-cell office:value-type="float" office:value="129811" table:style-name="ce48">
            <text:p>129.811</text:p>
          </table:table-cell>
          <table:table-cell office:value-type="percentage" office:value="0.82014556666119109" table:style-name="ce49">
            <text:p>82,0%</text:p>
          </table:table-cell>
          <table:table-cell office:value-type="float" office:value="108083" table:style-name="ce48">
            <text:p>108.083</text:p>
          </table:table-cell>
          <table:table-cell office:value-type="percentage" office:value="0.82633526506521504" table:style-name="ce49">
            <text:p>82,6%</text:p>
          </table:table-cell>
          <table:table-cell office:value-type="float" office:value="95862" table:style-name="ce48">
            <text:p>95.862</text:p>
          </table:table-cell>
          <table:table-cell office:value-type="percentage" office:value="0.8955968496874912" table:style-name="ce49">
            <text:p>89,6%</text:p>
          </table:table-cell>
          <table:table-cell office:value-type="float" office:value="1088317" table:style-name="ce48">
            <text:p>1.088.31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500729774812339" table:style-name="ce49">
            <text:p>91,5%</text:p>
          </table:table-cell>
          <table:table-cell office:value-type="percentage" office:value="0.81758697290203153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576" table:style-name="ce48">
            <text:p>88.576</text:p>
          </table:table-cell>
          <table:table-cell office:value-type="percentage" office:value="1" table:style-name="ce49">
            <text:p>100,0%</text:p>
          </table:table-cell>
          <table:table-cell office:value-type="float" office:value="114622" table:style-name="ce48">
            <text:p>114.622</text:p>
          </table:table-cell>
          <table:table-cell office:value-type="percentage" office:value="1" table:style-name="ce49">
            <text:p>100,0%</text:p>
          </table:table-cell>
          <table:table-cell office:value-type="float" office:value="149469" table:style-name="ce48">
            <text:p>149.469</text:p>
          </table:table-cell>
          <table:table-cell office:value-type="percentage" office:value="0.98341338245937238" table:style-name="ce49">
            <text:p>98,3%</text:p>
          </table:table-cell>
          <table:table-cell office:value-type="float" office:value="154963" table:style-name="ce48">
            <text:p>154.963</text:p>
          </table:table-cell>
          <table:table-cell office:value-type="percentage" office:value="0.95607188909385932" table:style-name="ce49">
            <text:p>95,6%</text:p>
          </table:table-cell>
          <table:table-cell office:value-type="float" office:value="152384" table:style-name="ce48">
            <text:p>152.384</text:p>
          </table:table-cell>
          <table:table-cell office:value-type="percentage" office:value="0.91841851494696236" table:style-name="ce49">
            <text:p>91,8%</text:p>
          </table:table-cell>
          <table:table-cell office:value-type="float" office:value="91907" table:style-name="ce48">
            <text:p>91.907</text:p>
          </table:table-cell>
          <table:table-cell office:value-type="percentage" office:value="0.84635927470969052" table:style-name="ce49">
            <text:p>84,6%</text:p>
          </table:table-cell>
          <table:table-cell office:value-type="float" office:value="67463" table:style-name="ce48">
            <text:p>67.463</text:p>
          </table:table-cell>
          <table:table-cell office:value-type="percentage" office:value="0.85135407990711998" table:style-name="ce49">
            <text:p>85,1%</text:p>
          </table:table-cell>
          <table:table-cell office:value-type="float" office:value="65470" table:style-name="ce48">
            <text:p>65.470</text:p>
          </table:table-cell>
          <table:table-cell office:value-type="percentage" office:value="1.0032793919333087" table:style-name="ce49">
            <text:p>100,3%</text:p>
          </table:table-cell>
          <table:table-cell office:value-type="float" office:value="884854" table:style-name="ce48">
            <text:p>884.85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99882099678967" table:style-name="ce49">
            <text:p>95,1%</text:p>
          </table:table-cell>
          <table:table-cell office:value-type="percentage" office:value="0.87359424379176787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7" table:style-name="ce48">
            <text:p>51.417</text:p>
          </table:table-cell>
          <table:table-cell office:value-type="percentage" office:value="0.9586821546435963" table:style-name="ce49">
            <text:p>95,9%</text:p>
          </table:table-cell>
          <table:table-cell office:value-type="float" office:value="79864" table:style-name="ce48">
            <text:p>79.864</text:p>
          </table:table-cell>
          <table:table-cell office:value-type="percentage" office:value="0.91551459293394777" table:style-name="ce49">
            <text:p>91,6%</text:p>
          </table:table-cell>
          <table:table-cell office:value-type="float" office:value="112205" table:style-name="ce48">
            <text:p>112.205</text:p>
          </table:table-cell>
          <table:table-cell office:value-type="percentage" office:value="0.88077837871782594" table:style-name="ce49">
            <text:p>88,1%</text:p>
          </table:table-cell>
          <table:table-cell office:value-type="float" office:value="153079" table:style-name="ce48">
            <text:p>153.079</text:p>
          </table:table-cell>
          <table:table-cell office:value-type="percentage" office:value="0.86237803366608834" table:style-name="ce49">
            <text:p>86,2%</text:p>
          </table:table-cell>
          <table:table-cell office:value-type="float" office:value="172766" table:style-name="ce48">
            <text:p>172.766</text:p>
          </table:table-cell>
          <table:table-cell office:value-type="percentage" office:value="0.797542273904433" table:style-name="ce49">
            <text:p>79,8%</text:p>
          </table:table-cell>
          <table:table-cell office:value-type="float" office:value="133432" table:style-name="ce48">
            <text:p>133.432</text:p>
          </table:table-cell>
          <table:table-cell office:value-type="percentage" office:value="0.72498872570593376" table:style-name="ce49">
            <text:p>72,5%</text:p>
          </table:table-cell>
          <table:table-cell office:value-type="float" office:value="102743" table:style-name="ce48">
            <text:p>102.743</text:p>
          </table:table-cell>
          <table:table-cell office:value-type="percentage" office:value="0.74878473614016161" table:style-name="ce49">
            <text:p>74,9%</text:p>
          </table:table-cell>
          <table:table-cell office:value-type="float" office:value="83913" table:style-name="ce48">
            <text:p>83.913</text:p>
          </table:table-cell>
          <table:table-cell office:value-type="percentage" office:value="0.84304171355087609" table:style-name="ce49">
            <text:p>84,3%</text:p>
          </table:table-cell>
          <table:table-cell office:value-type="float" office:value="889419" table:style-name="ce48">
            <text:p>889.41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111306727277933" table:style-name="ce49">
            <text:p>82,1%</text:p>
          </table:table-cell>
          <table:table-cell office:value-type="percentage" office:value="0.72916644463118196" table:style-name="ce49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759" table:style-name="ce48">
            <text:p>92.759</text:p>
          </table:table-cell>
          <table:table-cell office:value-type="percentage" office:value="0.92424423586616444" table:style-name="ce49">
            <text:p>92,4%</text:p>
          </table:table-cell>
          <table:table-cell office:value-type="float" office:value="151906" table:style-name="ce48">
            <text:p>151.906</text:p>
          </table:table-cell>
          <table:table-cell office:value-type="percentage" office:value="0.90719396103818539" table:style-name="ce49">
            <text:p>90,7%</text:p>
          </table:table-cell>
          <table:table-cell office:value-type="float" office:value="225259" table:style-name="ce48">
            <text:p>225.259</text:p>
          </table:table-cell>
          <table:table-cell office:value-type="percentage" office:value="0.89546620023454115" table:style-name="ce49">
            <text:p>89,5%</text:p>
          </table:table-cell>
          <table:table-cell office:value-type="float" office:value="323988" table:style-name="ce48">
            <text:p>323.988</text:p>
          </table:table-cell>
          <table:table-cell office:value-type="percentage" office:value="0.87981164816006652" table:style-name="ce49">
            <text:p>88,0%</text:p>
          </table:table-cell>
          <table:table-cell office:value-type="float" office:value="321553" table:style-name="ce48">
            <text:p>321.553</text:p>
          </table:table-cell>
          <table:table-cell office:value-type="percentage" office:value="0.81590692835665624" table:style-name="ce49">
            <text:p>81,6%</text:p>
          </table:table-cell>
          <table:table-cell office:value-type="float" office:value="232838" table:style-name="ce48">
            <text:p>232.838</text:p>
          </table:table-cell>
          <table:table-cell office:value-type="percentage" office:value="0.74421949613567639" table:style-name="ce49">
            <text:p>74,4%</text:p>
          </table:table-cell>
          <table:table-cell office:value-type="float" office:value="190644" table:style-name="ce48">
            <text:p>190.644</text:p>
          </table:table-cell>
          <table:table-cell office:value-type="percentage" office:value="0.74858935646382985" table:style-name="ce49">
            <text:p>74,9%</text:p>
          </table:table-cell>
          <table:table-cell office:value-type="float" office:value="165963" table:style-name="ce48">
            <text:p>165.963</text:p>
          </table:table-cell>
          <table:table-cell office:value-type="percentage" office:value="0.90067565734132904" table:style-name="ce49">
            <text:p>90,1%</text:p>
          </table:table-cell>
          <table:table-cell office:value-type="float" office:value="1704910" table:style-name="ce48">
            <text:p>1.704.91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3840624574320399" table:style-name="ce49">
            <text:p>83,8%</text:p>
          </table:table-cell>
          <table:table-cell office:value-type="percentage" office:value="0.75963890073334639" table:style-name="ce49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68" table:style-name="ce48">
            <text:p>42.268</text:p>
          </table:table-cell>
          <table:table-cell office:value-type="percentage" office:value="1" table:style-name="ce49">
            <text:p>100,0%</text:p>
          </table:table-cell>
          <table:table-cell office:value-type="float" office:value="56091" table:style-name="ce48">
            <text:p>56.091</text:p>
          </table:table-cell>
          <table:table-cell office:value-type="percentage" office:value="1" table:style-name="ce49">
            <text:p>100,0%</text:p>
          </table:table-cell>
          <table:table-cell office:value-type="float" office:value="77132" table:style-name="ce48">
            <text:p>77.132</text:p>
          </table:table-cell>
          <table:table-cell office:value-type="percentage" office:value="0.97318848808307157" table:style-name="ce49">
            <text:p>97,3%</text:p>
          </table:table-cell>
          <table:table-cell office:value-type="float" office:value="85049" table:style-name="ce48">
            <text:p>85.049</text:p>
          </table:table-cell>
          <table:table-cell office:value-type="percentage" office:value="0.93491260855226999" table:style-name="ce49">
            <text:p>93,5%</text:p>
          </table:table-cell>
          <table:table-cell office:value-type="float" office:value="89224" table:style-name="ce48">
            <text:p>89.224</text:p>
          </table:table-cell>
          <table:table-cell office:value-type="percentage" office:value="0.91618918530384241" table:style-name="ce49">
            <text:p>91,6%</text:p>
          </table:table-cell>
          <table:table-cell office:value-type="float" office:value="56570" table:style-name="ce48">
            <text:p>56.570</text:p>
          </table:table-cell>
          <table:table-cell office:value-type="percentage" office:value="0.8423419399029155" table:style-name="ce49">
            <text:p>84,2%</text:p>
          </table:table-cell>
          <table:table-cell office:value-type="float" office:value="43171" table:style-name="ce48">
            <text:p>43.171</text:p>
          </table:table-cell>
          <table:table-cell office:value-type="percentage" office:value="0.84860338489965204" table:style-name="ce49">
            <text:p>84,9%</text:p>
          </table:table-cell>
          <table:table-cell office:value-type="float" office:value="44715" table:style-name="ce48">
            <text:p>44.715</text:p>
          </table:table-cell>
          <table:table-cell office:value-type="percentage" office:value="0.98745666144027555" table:style-name="ce49">
            <text:p>98,7%</text:p>
          </table:table-cell>
          <table:table-cell office:value-type="float" office:value="494220" table:style-name="ce48">
            <text:p>494.220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68854518064293" table:style-name="ce49">
            <text:p>93,8%</text:p>
          </table:table-cell>
          <table:table-cell office:value-type="percentage" office:value="0.84676735400193603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76" table:style-name="ce48">
            <text:p>228.176</text:p>
          </table:table-cell>
          <table:table-cell office:value-type="percentage" office:value="1" table:style-name="ce49">
            <text:p>100,0%</text:p>
          </table:table-cell>
          <table:table-cell office:value-type="float" office:value="250685" table:style-name="ce48">
            <text:p>250.685</text:p>
          </table:table-cell>
          <table:table-cell office:value-type="percentage" office:value="1" table:style-name="ce49">
            <text:p>100,0%</text:p>
          </table:table-cell>
          <table:table-cell office:value-type="float" office:value="323737" table:style-name="ce48">
            <text:p>323.737</text:p>
          </table:table-cell>
          <table:table-cell office:value-type="percentage" office:value="0.98928624905651152" table:style-name="ce49">
            <text:p>98,9%</text:p>
          </table:table-cell>
          <table:table-cell office:value-type="float" office:value="355218" table:style-name="ce48">
            <text:p>355.218</text:p>
          </table:table-cell>
          <table:table-cell office:value-type="percentage" office:value="0.9318342195628051" table:style-name="ce49">
            <text:p>93,2%</text:p>
          </table:table-cell>
          <table:table-cell office:value-type="float" office:value="323510" table:style-name="ce48">
            <text:p>323.510</text:p>
          </table:table-cell>
          <table:table-cell office:value-type="percentage" office:value="0.89813493539736033" table:style-name="ce49">
            <text:p>89,8%</text:p>
          </table:table-cell>
          <table:table-cell office:value-type="float" office:value="215686" table:style-name="ce48">
            <text:p>215.686</text:p>
          </table:table-cell>
          <table:table-cell office:value-type="percentage" office:value="0.8330796981097095" table:style-name="ce49">
            <text:p>83,3%</text:p>
          </table:table-cell>
          <table:table-cell office:value-type="float" office:value="177548" table:style-name="ce48">
            <text:p>177.548</text:p>
          </table:table-cell>
          <table:table-cell office:value-type="percentage" office:value="0.83836452150590945" table:style-name="ce49">
            <text:p>83,8%</text:p>
          </table:table-cell>
          <table:table-cell office:value-type="float" office:value="159875" table:style-name="ce48">
            <text:p>159.875</text:p>
          </table:table-cell>
          <table:table-cell office:value-type="percentage" office:value="0.9505166529923067" table:style-name="ce49">
            <text:p>95,1%</text:p>
          </table:table-cell>
          <table:table-cell office:value-type="float" office:value="2034435" table:style-name="ce48">
            <text:p>2.034.435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660011352812356" table:style-name="ce49">
            <text:p>93,7%</text:p>
          </table:table-cell>
          <table:table-cell office:value-type="percentage" office:value="0.85242320927794579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04" table:style-name="ce48">
            <text:p>136.904</text:p>
          </table:table-cell>
          <table:table-cell office:value-type="percentage" office:value="1" table:style-name="ce49">
            <text:p>100,0%</text:p>
          </table:table-cell>
          <table:table-cell office:value-type="float" office:value="157987" table:style-name="ce48">
            <text:p>157.987</text:p>
          </table:table-cell>
          <table:table-cell office:value-type="percentage" office:value="1" table:style-name="ce49">
            <text:p>100,0%</text:p>
          </table:table-cell>
          <table:table-cell office:value-type="float" office:value="230099" table:style-name="ce48">
            <text:p>230.099</text:p>
          </table:table-cell>
          <table:table-cell office:value-type="percentage" office:value="1.0090822179732313" table:style-name="ce49">
            <text:p>100,9%</text:p>
          </table:table-cell>
          <table:table-cell office:value-type="float" office:value="295230" table:style-name="ce48">
            <text:p>295.230</text:p>
          </table:table-cell>
          <table:table-cell office:value-type="percentage" office:value="0.94805190634764147" table:style-name="ce49">
            <text:p>94,8%</text:p>
          </table:table-cell>
          <table:table-cell office:value-type="float" office:value="289211" table:style-name="ce48">
            <text:p>289.211</text:p>
          </table:table-cell>
          <table:table-cell office:value-type="percentage" office:value="0.87459212957502852" table:style-name="ce49">
            <text:p>87,5%</text:p>
          </table:table-cell>
          <table:table-cell office:value-type="float" office:value="207048" table:style-name="ce48">
            <text:p>207.048</text:p>
          </table:table-cell>
          <table:table-cell office:value-type="percentage" office:value="0.80328689316433299" table:style-name="ce49">
            <text:p>80,3%</text:p>
          </table:table-cell>
          <table:table-cell office:value-type="float" office:value="174436" table:style-name="ce48">
            <text:p>174.436</text:p>
          </table:table-cell>
          <table:table-cell office:value-type="percentage" office:value="0.79654051289544825" table:style-name="ce49">
            <text:p>79,7%</text:p>
          </table:table-cell>
          <table:table-cell office:value-type="float" office:value="163494" table:style-name="ce48">
            <text:p>163.494</text:p>
          </table:table-cell>
          <table:table-cell office:value-type="percentage" office:value="0.91945606694560666" table:style-name="ce49">
            <text:p>91,9%</text:p>
          </table:table-cell>
          <table:table-cell office:value-type="float" office:value="1654409" table:style-name="ce48">
            <text:p>1.654.409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097703738047076" table:style-name="ce49">
            <text:p>91,1%</text:p>
          </table:table-cell>
          <table:table-cell office:value-type="percentage" office:value="0.80755822353777307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477" table:style-name="ce48">
            <text:p>455.477</text:p>
          </table:table-cell>
          <table:table-cell office:value-type="percentage" office:value="1" table:style-name="ce49">
            <text:p>100,0%</text:p>
          </table:table-cell>
          <table:table-cell office:value-type="float" office:value="618283" table:style-name="ce48">
            <text:p>618.283</text:p>
          </table:table-cell>
          <table:table-cell office:value-type="percentage" office:value="0.97254678042457876" table:style-name="ce49">
            <text:p>97,3%</text:p>
          </table:table-cell>
          <table:table-cell office:value-type="float" office:value="801827" table:style-name="ce48">
            <text:p>801.827</text:p>
          </table:table-cell>
          <table:table-cell office:value-type="percentage" office:value="0.94057718385330402" table:style-name="ce49">
            <text:p>94,1%</text:p>
          </table:table-cell>
          <table:table-cell office:value-type="float" office:value="1039011" table:style-name="ce48">
            <text:p>1.039.011</text:p>
          </table:table-cell>
          <table:table-cell office:value-type="percentage" office:value="0.94679246692867969" table:style-name="ce49">
            <text:p>94,7%</text:p>
          </table:table-cell>
          <table:table-cell office:value-type="float" office:value="1154417" table:style-name="ce48">
            <text:p>1.154.417</text:p>
          </table:table-cell>
          <table:table-cell office:value-type="percentage" office:value="0.90504888164135688" table:style-name="ce49">
            <text:p>90,5%</text:p>
          </table:table-cell>
          <table:table-cell office:value-type="float" office:value="816377" table:style-name="ce48">
            <text:p>816.377</text:p>
          </table:table-cell>
          <table:table-cell office:value-type="percentage" office:value="0.84456171350302289" table:style-name="ce49">
            <text:p>84,5%</text:p>
          </table:table-cell>
          <table:table-cell office:value-type="float" office:value="681199" table:style-name="ce48">
            <text:p>681.199</text:p>
          </table:table-cell>
          <table:table-cell office:value-type="percentage" office:value="0.82166313450712802" table:style-name="ce49">
            <text:p>82,2%</text:p>
          </table:table-cell>
          <table:table-cell office:value-type="float" office:value="592819" table:style-name="ce48">
            <text:p>592.819</text:p>
          </table:table-cell>
          <table:table-cell office:value-type="percentage" office:value="0.88300814909370939" table:style-name="ce49">
            <text:p>88,3%</text:p>
          </table:table-cell>
          <table:table-cell office:value-type="float" office:value="6159410" table:style-name="ce48">
            <text:p>6.159.41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814420942160123" table:style-name="ce49">
            <text:p>90,8%</text:p>
          </table:table-cell>
          <table:table-cell office:value-type="percentage" office:value="0.80292098305192128" table:style-name="ce49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02" table:style-name="ce48">
            <text:p>295.402</text:p>
          </table:table-cell>
          <table:table-cell office:value-type="percentage" office:value="1" table:style-name="ce49">
            <text:p>100,0%</text:p>
          </table:table-cell>
          <table:table-cell office:value-type="float" office:value="435485" table:style-name="ce48">
            <text:p>435.485</text:p>
          </table:table-cell>
          <table:table-cell office:value-type="percentage" office:value="0.99024275995052025" table:style-name="ce49">
            <text:p>99,0%</text:p>
          </table:table-cell>
          <table:table-cell office:value-type="float" office:value="576069" table:style-name="ce48">
            <text:p>576.069</text:p>
          </table:table-cell>
          <table:table-cell office:value-type="percentage" office:value="0.9647134675285528" table:style-name="ce49">
            <text:p>96,5%</text:p>
          </table:table-cell>
          <table:table-cell office:value-type="float" office:value="724517" table:style-name="ce48">
            <text:p>724.517</text:p>
          </table:table-cell>
          <table:table-cell office:value-type="percentage" office:value="0.95044051129744878" table:style-name="ce49">
            <text:p>95,0%</text:p>
          </table:table-cell>
          <table:table-cell office:value-type="float" office:value="774775" table:style-name="ce48">
            <text:p>774.775</text:p>
          </table:table-cell>
          <table:table-cell office:value-type="percentage" office:value="0.92155799234706315" table:style-name="ce49">
            <text:p>92,2%</text:p>
          </table:table-cell>
          <table:table-cell office:value-type="float" office:value="541617" table:style-name="ce48">
            <text:p>541.617</text:p>
          </table:table-cell>
          <table:table-cell office:value-type="percentage" office:value="0.88222588899874743" table:style-name="ce49">
            <text:p>88,2%</text:p>
          </table:table-cell>
          <table:table-cell office:value-type="float" office:value="463099" table:style-name="ce48">
            <text:p>463.099</text:p>
          </table:table-cell>
          <table:table-cell office:value-type="percentage" office:value="0.9031267246910426" table:style-name="ce49">
            <text:p>90,3%</text:p>
          </table:table-cell>
          <table:table-cell office:value-type="float" office:value="421813" table:style-name="ce48">
            <text:p>421.813</text:p>
          </table:table-cell>
          <table:table-cell office:value-type="percentage" office:value="0.97468395379521178" table:style-name="ce49">
            <text:p>97,5%</text:p>
          </table:table-cell>
          <table:table-cell office:value-type="float" office:value="4232777" table:style-name="ce48">
            <text:p>4.232.777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4228684339761171" table:style-name="ce49">
            <text:p>94,2%</text:p>
          </table:table-cell>
          <table:table-cell office:value-type="percentage" office:value="0.83866440659831643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71" table:style-name="ce48">
            <text:p>77.671</text:p>
          </table:table-cell>
          <table:table-cell office:value-type="percentage" office:value="1" table:style-name="ce49">
            <text:p>100,0%</text:p>
          </table:table-cell>
          <table:table-cell office:value-type="float" office:value="95753" table:style-name="ce48">
            <text:p>95.753</text:p>
          </table:table-cell>
          <table:table-cell office:value-type="percentage" office:value="1" table:style-name="ce49">
            <text:p>100,0%</text:p>
          </table:table-cell>
          <table:table-cell office:value-type="float" office:value="132821" table:style-name="ce48">
            <text:p>132.821</text:p>
          </table:table-cell>
          <table:table-cell office:value-type="percentage" office:value="1.0163446455216743" table:style-name="ce49">
            <text:p>101,6%</text:p>
          </table:table-cell>
          <table:table-cell office:value-type="float" office:value="161520" table:style-name="ce48">
            <text:p>161.520</text:p>
          </table:table-cell>
          <table:table-cell office:value-type="percentage" office:value="0.96169761778592822" table:style-name="ce49">
            <text:p>96,2%</text:p>
          </table:table-cell>
          <table:table-cell office:value-type="float" office:value="146079" table:style-name="ce48">
            <text:p>146.079</text:p>
          </table:table-cell>
          <table:table-cell office:value-type="percentage" office:value="0.9272737659963437" table:style-name="ce49">
            <text:p>92,7%</text:p>
          </table:table-cell>
          <table:table-cell office:value-type="float" office:value="113100" table:style-name="ce48">
            <text:p>113.100</text:p>
          </table:table-cell>
          <table:table-cell office:value-type="percentage" office:value="0.87105867130820536" table:style-name="ce49">
            <text:p>87,1%</text:p>
          </table:table-cell>
          <table:table-cell office:value-type="float" office:value="93296" table:style-name="ce48">
            <text:p>93.296</text:p>
          </table:table-cell>
          <table:table-cell office:value-type="percentage" office:value="0.82925355092172859" table:style-name="ce49">
            <text:p>82,9%</text:p>
          </table:table-cell>
          <table:table-cell office:value-type="float" office:value="84213" table:style-name="ce48">
            <text:p>84.213</text:p>
          </table:table-cell>
          <table:table-cell office:value-type="percentage" office:value="0.98254559031140254" table:style-name="ce49">
            <text:p>98,3%</text:p>
          </table:table-cell>
          <table:table-cell office:value-type="float" office:value="904453" table:style-name="ce48">
            <text:p>904.453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216604027834806" table:style-name="ce49">
            <text:p>95,2%</text:p>
          </table:table-cell>
          <table:table-cell office:value-type="percentage" office:value="0.85487131840389263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679" table:style-name="ce48">
            <text:p>241.679</text:p>
          </table:table-cell>
          <table:table-cell office:value-type="percentage" office:value="1" table:style-name="ce49">
            <text:p>100,0%</text:p>
          </table:table-cell>
          <table:table-cell office:value-type="float" office:value="291453" table:style-name="ce48">
            <text:p>291.453</text:p>
          </table:table-cell>
          <table:table-cell office:value-type="percentage" office:value="0.99816431440910447" table:style-name="ce49">
            <text:p>99,8%</text:p>
          </table:table-cell>
          <table:table-cell office:value-type="float" office:value="348017" table:style-name="ce48">
            <text:p>348.017</text:p>
          </table:table-cell>
          <table:table-cell office:value-type="percentage" office:value="0.98430561762160385" table:style-name="ce49">
            <text:p>98,4%</text:p>
          </table:table-cell>
          <table:table-cell office:value-type="float" office:value="392773" table:style-name="ce48">
            <text:p>392.773</text:p>
          </table:table-cell>
          <table:table-cell office:value-type="percentage" office:value="0.95985581622678395" table:style-name="ce49">
            <text:p>96,0%</text:p>
          </table:table-cell>
          <table:table-cell office:value-type="float" office:value="411065" table:style-name="ce48">
            <text:p>411.065</text:p>
          </table:table-cell>
          <table:table-cell office:value-type="percentage" office:value="0.92825351088549513" table:style-name="ce49">
            <text:p>92,8%</text:p>
          </table:table-cell>
          <table:table-cell office:value-type="float" office:value="266924" table:style-name="ce48">
            <text:p>266.924</text:p>
          </table:table-cell>
          <table:table-cell office:value-type="percentage" office:value="0.86495699907322798" table:style-name="ce49">
            <text:p>86,5%</text:p>
          </table:table-cell>
          <table:table-cell office:value-type="float" office:value="202046" table:style-name="ce48">
            <text:p>202.046</text:p>
          </table:table-cell>
          <table:table-cell office:value-type="percentage" office:value="0.8770804212500326" table:style-name="ce49">
            <text:p>87,7%</text:p>
          </table:table-cell>
          <table:table-cell office:value-type="float" office:value="188151" table:style-name="ce48">
            <text:p>188.151</text:p>
          </table:table-cell>
          <table:table-cell office:value-type="percentage" office:value="1.02621847456148" table:style-name="ce49">
            <text:p>102,6%</text:p>
          </table:table-cell>
          <table:table-cell office:value-type="float" office:value="2342108" table:style-name="ce48">
            <text:p>2.342.10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57772623321191" table:style-name="ce49">
            <text:p>95,4%</text:p>
          </table:table-cell>
          <table:table-cell office:value-type="percentage" office:value="0.86845223881261135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547" table:style-name="ce48">
            <text:p>23.547</text:p>
          </table:table-cell>
          <table:table-cell office:value-type="percentage" office:value="1" table:style-name="ce49">
            <text:p>100,0%</text:p>
          </table:table-cell>
          <table:table-cell office:value-type="float" office:value="28927" table:style-name="ce48">
            <text:p>28.927</text:p>
          </table:table-cell>
          <table:table-cell office:value-type="percentage" office:value="1" table:style-name="ce49">
            <text:p>100,0%</text:p>
          </table:table-cell>
          <table:table-cell office:value-type="float" office:value="40119" table:style-name="ce48">
            <text:p>40.119</text:p>
          </table:table-cell>
          <table:table-cell office:value-type="percentage" office:value="1.0389755011135857" table:style-name="ce49">
            <text:p>103,9%</text:p>
          </table:table-cell>
          <table:table-cell office:value-type="float" office:value="50532" table:style-name="ce48">
            <text:p>50.532</text:p>
          </table:table-cell>
          <table:table-cell office:value-type="percentage" office:value="1.0638315789473685" table:style-name="ce49">
            <text:p>106,4%</text:p>
          </table:table-cell>
          <table:table-cell office:value-type="float" office:value="53159" table:style-name="ce48">
            <text:p>53.159</text:p>
          </table:table-cell>
          <table:table-cell office:value-type="percentage" office:value="1.0277434073157528" table:style-name="ce49">
            <text:p>102,8%</text:p>
          </table:table-cell>
          <table:table-cell office:value-type="float" office:value="32107" table:style-name="ce48">
            <text:p>32.107</text:p>
          </table:table-cell>
          <table:table-cell office:value-type="percentage" office:value="0.86691327357166004" table:style-name="ce49">
            <text:p>86,7%</text:p>
          </table:table-cell>
          <table:table-cell office:value-type="float" office:value="24711" table:style-name="ce48">
            <text:p>24.711</text:p>
          </table:table-cell>
          <table:table-cell office:value-type="percentage" office:value="0.81916727441490422" table:style-name="ce49">
            <text:p>81,9%</text:p>
          </table:table-cell>
          <table:table-cell office:value-type="float" office:value="24319" table:style-name="ce48">
            <text:p>24.319</text:p>
          </table:table-cell>
          <table:table-cell office:value-type="percentage" office:value="0.93588608812776597" table:style-name="ce49">
            <text:p>93,6%</text:p>
          </table:table-cell>
          <table:table-cell office:value-type="float" office:value="277421" table:style-name="ce48">
            <text:p>277.42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8558329395798616" table:style-name="ce49">
            <text:p>98,6%</text:p>
          </table:table-cell>
          <table:table-cell office:value-type="percentage" office:value="0.87742586407570466" table:style-name="ce49">
            <text:p>8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758" table:style-name="ce48">
            <text:p>371.758</text:p>
          </table:table-cell>
          <table:table-cell office:value-type="percentage" office:value="1" table:style-name="ce49">
            <text:p>100,0%</text:p>
          </table:table-cell>
          <table:table-cell office:value-type="float" office:value="510817" table:style-name="ce48">
            <text:p>510.817</text:p>
          </table:table-cell>
          <table:table-cell office:value-type="percentage" office:value="0.96920026562944694" table:style-name="ce49">
            <text:p>96,9%</text:p>
          </table:table-cell>
          <table:table-cell office:value-type="float" office:value="689806" table:style-name="ce48">
            <text:p>689.806</text:p>
          </table:table-cell>
          <table:table-cell office:value-type="percentage" office:value="0.95745484122599789" table:style-name="ce49">
            <text:p>95,7%</text:p>
          </table:table-cell>
          <table:table-cell office:value-type="float" office:value="959181" table:style-name="ce48">
            <text:p>959.181</text:p>
          </table:table-cell>
          <table:table-cell office:value-type="percentage" office:value="0.9691056105577216" table:style-name="ce49">
            <text:p>96,9%</text:p>
          </table:table-cell>
          <table:table-cell office:value-type="float" office:value="1048710" table:style-name="ce48">
            <text:p>1.048.710</text:p>
          </table:table-cell>
          <table:table-cell office:value-type="percentage" office:value="0.90716268480225049" table:style-name="ce49">
            <text:p>90,7%</text:p>
          </table:table-cell>
          <table:table-cell office:value-type="float" office:value="767400" table:style-name="ce48">
            <text:p>767.400</text:p>
          </table:table-cell>
          <table:table-cell office:value-type="percentage" office:value="0.85186780397049877" table:style-name="ce49">
            <text:p>85,2%</text:p>
          </table:table-cell>
          <table:table-cell office:value-type="float" office:value="621798" table:style-name="ce48">
            <text:p>621.798</text:p>
          </table:table-cell>
          <table:table-cell office:value-type="percentage" office:value="0.84534305295170875" table:style-name="ce49">
            <text:p>84,5%</text:p>
          </table:table-cell>
          <table:table-cell office:value-type="float" office:value="500149" table:style-name="ce48">
            <text:p>500.149</text:p>
          </table:table-cell>
          <table:table-cell office:value-type="percentage" office:value="0.87631671163752323" table:style-name="ce49">
            <text:p>87,6%</text:p>
          </table:table-cell>
          <table:table-cell office:value-type="float" office:value="5469619" table:style-name="ce48">
            <text:p>5.469.619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1604476237115029" table:style-name="ce49">
            <text:p>91,6%</text:p>
          </table:table-cell>
          <table:table-cell office:value-type="percentage" office:value="0.80961489842547796" table:style-name="ce4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872" table:style-name="ce48">
            <text:p>75.872</text:p>
          </table:table-cell>
          <table:table-cell office:value-type="percentage" office:value="1" table:style-name="ce49">
            <text:p>100,0%</text:p>
          </table:table-cell>
          <table:table-cell office:value-type="float" office:value="108081" table:style-name="ce48">
            <text:p>108.081</text:p>
          </table:table-cell>
          <table:table-cell office:value-type="percentage" office:value="1" table:style-name="ce49">
            <text:p>100,0%</text:p>
          </table:table-cell>
          <table:table-cell office:value-type="float" office:value="153500" table:style-name="ce48">
            <text:p>153.500</text:p>
          </table:table-cell>
          <table:table-cell office:value-type="percentage" office:value="0.99973297034668263" table:style-name="ce49">
            <text:p>100,0%</text:p>
          </table:table-cell>
          <table:table-cell office:value-type="float" office:value="211375" table:style-name="ce48">
            <text:p>211.375</text:p>
          </table:table-cell>
          <table:table-cell office:value-type="percentage" office:value="0.96915218956181248" table:style-name="ce49">
            <text:p>96,9%</text:p>
          </table:table-cell>
          <table:table-cell office:value-type="float" office:value="234867" table:style-name="ce48">
            <text:p>234.867</text:p>
          </table:table-cell>
          <table:table-cell office:value-type="percentage" office:value="0.93028423404154192" table:style-name="ce49">
            <text:p>93,0%</text:p>
          </table:table-cell>
          <table:table-cell office:value-type="float" office:value="170585" table:style-name="ce48">
            <text:p>170.585</text:p>
          </table:table-cell>
          <table:table-cell office:value-type="percentage" office:value="0.85689241186694398" table:style-name="ce49">
            <text:p>85,7%</text:p>
          </table:table-cell>
          <table:table-cell office:value-type="float" office:value="144371" table:style-name="ce48">
            <text:p>144.371</text:p>
          </table:table-cell>
          <table:table-cell office:value-type="percentage" office:value="0.83000937110136308" table:style-name="ce49">
            <text:p>83,0%</text:p>
          </table:table-cell>
          <table:table-cell office:value-type="float" office:value="131020" table:style-name="ce48">
            <text:p>131.020</text:p>
          </table:table-cell>
          <table:table-cell office:value-type="percentage" office:value="0.90598550644465348" table:style-name="ce49">
            <text:p>90,6%</text:p>
          </table:table-cell>
          <table:table-cell office:value-type="float" office:value="1229671" table:style-name="ce48">
            <text:p>1.229.67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25587008031186" table:style-name="ce49">
            <text:p>93,3%</text:p>
          </table:table-cell>
          <table:table-cell office:value-type="percentage" office:value="0.81269612365803168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05" table:style-name="ce48">
            <text:p>42.305</text:p>
          </table:table-cell>
          <table:table-cell office:value-type="percentage" office:value="1" table:style-name="ce49">
            <text:p>100,0%</text:p>
          </table:table-cell>
          <table:table-cell office:value-type="float" office:value="55896" table:style-name="ce48">
            <text:p>55.896</text:p>
          </table:table-cell>
          <table:table-cell office:value-type="percentage" office:value="0.98686440677966103" table:style-name="ce49">
            <text:p>98,7%</text:p>
          </table:table-cell>
          <table:table-cell office:value-type="float" office:value="72560" table:style-name="ce48">
            <text:p>72.560</text:p>
          </table:table-cell>
          <table:table-cell office:value-type="percentage" office:value="0.95890048896524382" table:style-name="ce49">
            <text:p>95,9%</text:p>
          </table:table-cell>
          <table:table-cell office:value-type="float" office:value="92445" table:style-name="ce48">
            <text:p>92.445</text:p>
          </table:table-cell>
          <table:table-cell office:value-type="percentage" office:value="0.94623226678130568" table:style-name="ce49">
            <text:p>94,6%</text:p>
          </table:table-cell>
          <table:table-cell office:value-type="float" office:value="96260" table:style-name="ce48">
            <text:p>96.260</text:p>
          </table:table-cell>
          <table:table-cell office:value-type="percentage" office:value="0.91049251345497195" table:style-name="ce49">
            <text:p>91,0%</text:p>
          </table:table-cell>
          <table:table-cell office:value-type="float" office:value="65474" table:style-name="ce48">
            <text:p>65.474</text:p>
          </table:table-cell>
          <table:table-cell office:value-type="percentage" office:value="0.8533149135268282" table:style-name="ce49">
            <text:p>85,3%</text:p>
          </table:table-cell>
          <table:table-cell office:value-type="float" office:value="59075" table:style-name="ce48">
            <text:p>59.075</text:p>
          </table:table-cell>
          <table:table-cell office:value-type="percentage" office:value="0.85862329583442343" table:style-name="ce49">
            <text:p>85,9%</text:p>
          </table:table-cell>
          <table:table-cell office:value-type="float" office:value="54769" table:style-name="ce48">
            <text:p>54.769</text:p>
          </table:table-cell>
          <table:table-cell office:value-type="percentage" office:value="0.95215660367517951" table:style-name="ce49">
            <text:p>95,2%</text:p>
          </table:table-cell>
          <table:table-cell office:value-type="float" office:value="538784" table:style-name="ce48">
            <text:p>538.784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865933323451244" table:style-name="ce49">
            <text:p>92,9%</text:p>
          </table:table-cell>
          <table:table-cell office:value-type="percentage" office:value="0.8192514604944241" table:style-name="ce49">
            <text:p>81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997" table:style-name="ce48">
            <text:p>162.997</text:p>
          </table:table-cell>
          <table:table-cell office:value-type="percentage" office:value="1.0217582086932537" table:style-name="ce49">
            <text:p>102,2%</text:p>
          </table:table-cell>
          <table:table-cell office:value-type="float" office:value="213807" table:style-name="ce48">
            <text:p>213.807</text:p>
          </table:table-cell>
          <table:table-cell office:value-type="percentage" office:value="0.98817281828013648" table:style-name="ce49">
            <text:p>98,8%</text:p>
          </table:table-cell>
          <table:table-cell office:value-type="float" office:value="277105" table:style-name="ce48">
            <text:p>277.105</text:p>
          </table:table-cell>
          <table:table-cell office:value-type="percentage" office:value="0.97516214285462921" table:style-name="ce49">
            <text:p>97,5%</text:p>
          </table:table-cell>
          <table:table-cell office:value-type="float" office:value="325757" table:style-name="ce48">
            <text:p>325.757</text:p>
          </table:table-cell>
          <table:table-cell office:value-type="percentage" office:value="0.96530031084520862" table:style-name="ce49">
            <text:p>96,5%</text:p>
          </table:table-cell>
          <table:table-cell office:value-type="float" office:value="323867" table:style-name="ce48">
            <text:p>323.867</text:p>
          </table:table-cell>
          <table:table-cell office:value-type="percentage" office:value="0.93048117587570101" table:style-name="ce49">
            <text:p>93,0%</text:p>
          </table:table-cell>
          <table:table-cell office:value-type="float" office:value="208601" table:style-name="ce48">
            <text:p>208.601</text:p>
          </table:table-cell>
          <table:table-cell office:value-type="percentage" office:value="0.87782102804721529" table:style-name="ce49">
            <text:p>87,8%</text:p>
          </table:table-cell>
          <table:table-cell office:value-type="float" office:value="172309" table:style-name="ce48">
            <text:p>172.309</text:p>
          </table:table-cell>
          <table:table-cell office:value-type="percentage" office:value="0.86493988906457842" table:style-name="ce49">
            <text:p>86,5%</text:p>
          </table:table-cell>
          <table:table-cell office:value-type="float" office:value="163020" table:style-name="ce48">
            <text:p>163.020</text:p>
          </table:table-cell>
          <table:table-cell office:value-type="percentage" office:value="0.94330997529178262" table:style-name="ce49">
            <text:p>94,3%</text:p>
          </table:table-cell>
          <table:table-cell office:value-type="float" office:value="1847463" table:style-name="ce48">
            <text:p>1.847.46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487158439342633" table:style-name="ce49">
            <text:p>94,5%</text:p>
          </table:table-cell>
          <table:table-cell office:value-type="percentage" office:value="0.84516960457622192" table:style-name="ce49">
            <text:p>84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9" table:style-name="ce48">
            <text:p>2.389</text:p>
          </table:table-cell>
          <table:table-cell office:value-type="percentage" office:value="0.84208671131476909" table:style-name="ce49">
            <text:p>84,2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611" table:style-name="ce48">
            <text:p>7.611</text:p>
          </table:table-cell>
          <table:table-cell office:value-type="percentage" office:value="0.91379517349021488" table:style-name="ce49">
            <text:p>91,4%</text:p>
          </table:table-cell>
          <table:table-cell office:value-type="float" office:value="10567" table:style-name="ce48">
            <text:p>10.567</text:p>
          </table:table-cell>
          <table:table-cell office:value-type="percentage" office:value="0.91433763087306397" table:style-name="ce49">
            <text:p>91,4%</text:p>
          </table:table-cell>
          <table:table-cell office:value-type="float" office:value="11101" table:style-name="ce48">
            <text:p>11.101</text:p>
          </table:table-cell>
          <table:table-cell office:value-type="percentage" office:value="0.89835720644169292" table:style-name="ce49">
            <text:p>89,8%</text:p>
          </table:table-cell>
          <table:table-cell office:value-type="float" office:value="9155" table:style-name="ce48">
            <text:p>9.155</text:p>
          </table:table-cell>
          <table:table-cell office:value-type="percentage" office:value="0.80314062637073425" table:style-name="ce49">
            <text:p>80,3%</text:p>
          </table:table-cell>
          <table:table-cell office:value-type="float" office:value="8870" table:style-name="ce48">
            <text:p>8.870</text:p>
          </table:table-cell>
          <table:table-cell office:value-type="percentage" office:value="0.81638288080994015" table:style-name="ce49">
            <text:p>81,6%</text:p>
          </table:table-cell>
          <table:table-cell office:value-type="float" office:value="8590" table:style-name="ce48">
            <text:p>8.590</text:p>
          </table:table-cell>
          <table:table-cell office:value-type="percentage" office:value="0.92554681607585387" table:style-name="ce49">
            <text:p>92,6%</text:p>
          </table:table-cell>
          <table:table-cell office:value-type="float" office:value="62167" table:style-name="ce48">
            <text:p>62.16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523405932788012" table:style-name="ce49">
            <text:p>87,5%</text:p>
          </table:table-cell>
          <table:table-cell office:value-type="percentage" office:value="0.74436342301567349" table:style-name="ce49">
            <text:p>74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3" table:style-name="ce48">
            <text:p>3.363</text:p>
          </table:table-cell>
          <table:table-cell office:value-type="percentage" office:value="0.88430186694714696" table:style-name="ce49">
            <text:p>88,4%</text:p>
          </table:table-cell>
          <table:table-cell office:value-type="float" office:value="7395" table:style-name="ce48">
            <text:p>7.395</text:p>
          </table:table-cell>
          <table:table-cell office:value-type="percentage" office:value="0.92379762648344788" table:style-name="ce49">
            <text:p>92,4%</text:p>
          </table:table-cell>
          <table:table-cell office:value-type="float" office:value="10032" table:style-name="ce48">
            <text:p>10.032</text:p>
          </table:table-cell>
          <table:table-cell office:value-type="percentage" office:value="0.92880288862142391" table:style-name="ce49">
            <text:p>92,9%</text:p>
          </table:table-cell>
          <table:table-cell office:value-type="float" office:value="10494" table:style-name="ce48">
            <text:p>10.494</text:p>
          </table:table-cell>
          <table:table-cell office:value-type="percentage" office:value="0.9607250755287009" table:style-name="ce49">
            <text:p>96,1%</text:p>
          </table:table-cell>
          <table:table-cell office:value-type="float" office:value="8999" table:style-name="ce48">
            <text:p>8.999</text:p>
          </table:table-cell>
          <table:table-cell office:value-type="percentage" office:value="0.82167640613586557" table:style-name="ce49">
            <text:p>82,2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77401419895646228" table:style-name="ce49">
            <text:p>77,4%</text:p>
          </table:table-cell>
          <table:table-cell office:value-type="float" office:value="8409" table:style-name="ce48">
            <text:p>8.409</text:p>
          </table:table-cell>
          <table:table-cell office:value-type="percentage" office:value="0.87776617954070979" table:style-name="ce49">
            <text:p>87,8%</text:p>
          </table:table-cell>
          <table:table-cell office:value-type="float" office:value="59791" table:style-name="ce48">
            <text:p>59.791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585327981718575" table:style-name="ce49">
            <text:p>87,6%</text:p>
          </table:table-cell>
          <table:table-cell office:value-type="percentage" office:value="0.71161124467401393" table:style-name="ce49">
            <text:p>7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6" table:style-name="ce48">
            <text:p>3.786</text:p>
          </table:table-cell>
          <table:table-cell office:value-type="string" table:style-name="ce49">
            <text:p>-</text:p>
          </table:table-cell>
          <table:table-cell office:value-type="float" office:value="10050" table:style-name="ce48">
            <text:p>10.050</text:p>
          </table:table-cell>
          <table:table-cell office:value-type="string" table:style-name="ce49">
            <text:p>-</text:p>
          </table:table-cell>
          <table:table-cell office:value-type="float" office:value="23257" table:style-name="ce48">
            <text:p>23.257</text:p>
          </table:table-cell>
          <table:table-cell office:value-type="string" table:style-name="ce49">
            <text:p>-</text:p>
          </table:table-cell>
          <table:table-cell office:value-type="float" office:value="33023" table:style-name="ce48">
            <text:p>33.023</text:p>
          </table:table-cell>
          <table:table-cell office:value-type="string" table:style-name="ce49">
            <text:p>-</text:p>
          </table:table-cell>
          <table:table-cell office:value-type="float" office:value="24844" table:style-name="ce48">
            <text:p>24.844</text:p>
          </table:table-cell>
          <table:table-cell office:value-type="string" table:style-name="ce49">
            <text:p>-</text:p>
          </table:table-cell>
          <table:table-cell office:value-type="float" office:value="1346" table:style-name="ce48">
            <text:p>1.346</text:p>
          </table:table-cell>
          <table:table-cell office:value-type="string" table:style-name="ce49">
            <text:p>-</text:p>
          </table:table-cell>
          <table:table-cell office:value-type="float" office:value="96348" table:style-name="ce48">
            <text:p>96.34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06" table:style-name="ce51">
            <text:p>306</text:p>
          </table:table-cell>
          <table:table-cell office:value-type="string" table:style-name="ce52">
            <text:p>-</text:p>
          </table:table-cell>
          <table:table-cell office:value-type="float" office:value="937" table:style-name="ce51">
            <text:p>937</text:p>
          </table:table-cell>
          <table:table-cell office:value-type="string" table:style-name="ce52">
            <text:p>-</text:p>
          </table:table-cell>
          <table:table-cell office:value-type="float" office:value="1923" table:style-name="ce51">
            <text:p>1.923</text:p>
          </table:table-cell>
          <table:table-cell office:value-type="string" table:style-name="ce52">
            <text:p>-</text:p>
          </table:table-cell>
          <table:table-cell office:value-type="float" office:value="2408" table:style-name="ce51">
            <text:p>2.408</text:p>
          </table:table-cell>
          <table:table-cell office:value-type="string" table:style-name="ce52">
            <text:p>-</text:p>
          </table:table-cell>
          <table:table-cell office:value-type="float" office:value="2141" table:style-name="ce51">
            <text:p>2.141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053" table:style-name="ce51">
            <text:p>8.05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2533" table:style-name="ce55">
            <text:p>2.922.533</text:p>
          </table:table-cell>
          <table:table-cell office:value-type="percentage" office:value="1" table:style-name="ce56">
            <text:p>100,0%</text:p>
          </table:table-cell>
          <table:table-cell office:value-type="float" office:value="3949094" table:style-name="ce55">
            <text:p>3.949.094</text:p>
          </table:table-cell>
          <table:table-cell office:value-type="percentage" office:value="0.98805678201394154" table:style-name="ce56">
            <text:p>98,8%</text:p>
          </table:table-cell>
          <table:table-cell office:value-type="float" office:value="5317846" table:style-name="ce55">
            <text:p>5.317.846</text:p>
          </table:table-cell>
          <table:table-cell office:value-type="percentage" office:value="0.96553636208480553" table:style-name="ce56">
            <text:p>96,6%</text:p>
          </table:table-cell>
          <table:table-cell office:value-type="float" office:value="6766701" table:style-name="ce55">
            <text:p>6.766.701</text:p>
          </table:table-cell>
          <table:table-cell office:value-type="percentage" office:value="0.94908449343129331" table:style-name="ce56">
            <text:p>94,9%</text:p>
          </table:table-cell>
          <table:table-cell office:value-type="float" office:value="7095937" table:style-name="ce55">
            <text:p>7.095.937</text:p>
          </table:table-cell>
          <table:table-cell office:value-type="percentage" office:value="0.90777936467161535" table:style-name="ce56">
            <text:p>90,8%</text:p>
          </table:table-cell>
          <table:table-cell office:value-type="float" office:value="5054188" table:style-name="ce55">
            <text:p>5.054.188</text:p>
          </table:table-cell>
          <table:table-cell office:value-type="percentage" office:value="0.85058414478577993" table:style-name="ce56">
            <text:p>85,1%</text:p>
          </table:table-cell>
          <table:table-cell office:value-type="float" office:value="4162488" table:style-name="ce55">
            <text:p>4.162.488</text:p>
          </table:table-cell>
          <table:table-cell office:value-type="percentage" office:value="0.8452430194909033" table:style-name="ce56">
            <text:p>84,5%</text:p>
          </table:table-cell>
          <table:table-cell office:value-type="float" office:value="3703011" table:style-name="ce55">
            <text:p>3.703.011</text:p>
          </table:table-cell>
          <table:table-cell office:value-type="percentage" office:value="0.92947949804742114" table:style-name="ce56">
            <text:p>92,9%</text:p>
          </table:table-cell>
          <table:table-cell office:value-type="float" office:value="38971798" table:style-name="ce55">
            <text:p>38.971.79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382997543228185" table:style-name="ce56">
            <text:p>92,4%</text:p>
          </table:table-cell>
          <table:table-cell office:value-type="percentage" office:value="0.82221243339242001" table:style-name="ce56">
            <text:p>82,2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5421" table:style-name="ce61">
            <text:p>995.421</text:p>
          </table:table-cell>
          <table:table-cell office:value-type="percentage" office:value="0.91864013857754978" table:style-name="ce62">
            <text:p>91,9%</text:p>
          </table:table-cell>
          <table:table-cell office:value-type="float" office:value="864152" table:style-name="ce61">
            <text:p>864.152</text:p>
          </table:table-cell>
          <table:table-cell office:value-type="percentage" office:value="0.92565829078982043" table:style-name="ce62">
            <text:p>92,6%</text:p>
          </table:table-cell>
          <table:table-cell office:value-type="float" office:value="864547" table:style-name="ce61">
            <text:p>864.547</text:p>
          </table:table-cell>
          <table:table-cell office:value-type="percentage" office:value="0.70741811742911476" table:style-name="ce62">
            <text:p>70,7%</text:p>
          </table:table-cell>
          <table:table-cell office:value-type="float" office:value="681578" table:style-name="ce61">
            <text:p>681.578</text:p>
          </table:table-cell>
          <table:table-cell office:value-type="percentage" office:value="0.53821990024921906" table:style-name="ce62">
            <text:p>53,8%</text:p>
          </table:table-cell>
          <table:table-cell office:value-type="float" office:value="363166" table:style-name="ce61">
            <text:p>363.166</text:p>
          </table:table-cell>
          <table:table-cell office:value-type="percentage" office:value="0.38182743400979469" table:style-name="ce62">
            <text:p>38,2%</text:p>
          </table:table-cell>
          <table:table-cell office:value-type="float" office:value="245434" table:style-name="ce61">
            <text:p>245.434</text:p>
          </table:table-cell>
          <table:table-cell office:value-type="percentage" office:value="0.31005113745464835" table:style-name="ce62">
            <text:p>31,0%</text:p>
          </table:table-cell>
          <table:table-cell office:value-type="float" office:value="23945" table:style-name="ce61">
            <text:p>23.945</text:p>
          </table:table-cell>
          <table:table-cell office:value-type="percentage" office:value="0.14367143671436713" table:style-name="ce46">
            <text:p>14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0445" table:style-name="ce7">
            <text:p>200.445</text:p>
          </table:table-cell>
          <table:table-cell office:value-type="percentage" office:value="0.91205886100140143" table:style-name="ce49">
            <text:p>91,2%</text:p>
          </table:table-cell>
          <table:table-cell office:value-type="float" office:value="142222" table:style-name="ce7">
            <text:p>142.222</text:p>
          </table:table-cell>
          <table:table-cell office:value-type="percentage" office:value="0.9147933028449402" table:style-name="ce49">
            <text:p>91,5%</text:p>
          </table:table-cell>
          <table:table-cell office:value-type="float" office:value="133618" table:style-name="ce7">
            <text:p>133.618</text:p>
          </table:table-cell>
          <table:table-cell office:value-type="percentage" office:value="0.70937189757964758" table:style-name="ce49">
            <text:p>70,9%</text:p>
          </table:table-cell>
          <table:table-cell office:value-type="float" office:value="102012" table:style-name="ce7">
            <text:p>102.012</text:p>
          </table:table-cell>
          <table:table-cell office:value-type="percentage" office:value="0.53420891395535164" table:style-name="ce49">
            <text:p>53,4%</text:p>
          </table:table-cell>
          <table:table-cell office:value-type="float" office:value="48717" table:style-name="ce7">
            <text:p>48.717</text:p>
          </table:table-cell>
          <table:table-cell office:value-type="percentage" office:value="0.37529177034303718" table:style-name="ce49">
            <text:p>37,5%</text:p>
          </table:table-cell>
          <table:table-cell office:value-type="float" office:value="35676" table:style-name="ce7">
            <text:p>35.676</text:p>
          </table:table-cell>
          <table:table-cell office:value-type="percentage" office:value="0.33007966100126757" table:style-name="ce49">
            <text:p>33,0%</text:p>
          </table:table-cell>
          <table:table-cell office:value-type="float" office:value="7854" table:style-name="ce7">
            <text:p>7.854</text:p>
          </table:table-cell>
          <table:table-cell office:value-type="percentage" office:value="0.3486328125" table:style-name="ce49">
            <text:p>34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489" table:style-name="ce7">
            <text:p>191.489</text:p>
          </table:table-cell>
          <table:table-cell office:value-type="percentage" office:value="0.94237640134253287" table:style-name="ce49">
            <text:p>94,2%</text:p>
          </table:table-cell>
          <table:table-cell office:value-type="float" office:value="141467" table:style-name="ce7">
            <text:p>141.467</text:p>
          </table:table-cell>
          <table:table-cell office:value-type="percentage" office:value="0.94646381523928036" table:style-name="ce49">
            <text:p>94,6%</text:p>
          </table:table-cell>
          <table:table-cell office:value-type="float" office:value="142798" table:style-name="ce7">
            <text:p>142.798</text:p>
          </table:table-cell>
          <table:table-cell office:value-type="percentage" office:value="0.9214973896994767" table:style-name="ce49">
            <text:p>92,1%</text:p>
          </table:table-cell>
          <table:table-cell office:value-type="float" office:value="123663" table:style-name="ce7">
            <text:p>123.663</text:p>
          </table:table-cell>
          <table:table-cell office:value-type="percentage" office:value="0.81152220705585887" table:style-name="ce49">
            <text:p>81,2%</text:p>
          </table:table-cell>
          <table:table-cell office:value-type="float" office:value="57905" table:style-name="ce7">
            <text:p>57.905</text:p>
          </table:table-cell>
          <table:table-cell office:value-type="percentage" office:value="0.63003906122493392" table:style-name="ce49">
            <text:p>63,0%</text:p>
          </table:table-cell>
          <table:table-cell office:value-type="float" office:value="39927" table:style-name="ce7">
            <text:p>39.927</text:p>
          </table:table-cell>
          <table:table-cell office:value-type="percentage" office:value="0.59183552465796063" table:style-name="ce49">
            <text:p>59,2%</text:p>
          </table:table-cell>
          <table:table-cell office:value-type="float" office:value="8835" table:style-name="ce7">
            <text:p>8.835</text:p>
          </table:table-cell>
          <table:table-cell office:value-type="percentage" office:value="0.61277569704535995" table:style-name="ce49">
            <text:p>61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19716" table:style-name="ce7">
            <text:p>119.716</text:p>
          </table:table-cell>
          <table:table-cell office:value-type="percentage" office:value="0.91190652112643866" table:style-name="ce49">
            <text:p>91,2%</text:p>
          </table:table-cell>
          <table:table-cell office:value-type="float" office:value="97613" table:style-name="ce7">
            <text:p>97.613</text:p>
          </table:table-cell>
          <table:table-cell office:value-type="percentage" office:value="0.86995231941535578" table:style-name="ce49">
            <text:p>87,0%</text:p>
          </table:table-cell>
          <table:table-cell office:value-type="float" office:value="103958" table:style-name="ce7">
            <text:p>103.958</text:p>
          </table:table-cell>
          <table:table-cell office:value-type="percentage" office:value="0.67911339896393363" table:style-name="ce49">
            <text:p>67,9%</text:p>
          </table:table-cell>
          <table:table-cell office:value-type="float" office:value="76559" table:style-name="ce7">
            <text:p>76.559</text:p>
          </table:table-cell>
          <table:table-cell office:value-type="percentage" office:value="0.44313695981848278" table:style-name="ce49">
            <text:p>44,3%</text:p>
          </table:table-cell>
          <table:table-cell office:value-type="float" office:value="34292" table:style-name="ce7">
            <text:p>34.292</text:p>
          </table:table-cell>
          <table:table-cell office:value-type="percentage" office:value="0.25699982013310152" table:style-name="ce49">
            <text:p>25,7%</text:p>
          </table:table-cell>
          <table:table-cell office:value-type="float" office:value="22633" table:style-name="ce7">
            <text:p>22.633</text:p>
          </table:table-cell>
          <table:table-cell office:value-type="percentage" office:value="0.22028751350456965" table:style-name="ce49">
            <text:p>22,0%</text:p>
          </table:table-cell>
          <table:table-cell office:value-type="float" office:value="2310" table:style-name="ce7">
            <text:p>2.310</text:p>
          </table:table-cell>
          <table:table-cell office:value-type="percentage" office:value="0.11646080161330981" table:style-name="ce49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2306" table:style-name="ce7">
            <text:p>222.306</text:p>
          </table:table-cell>
          <table:table-cell office:value-type="percentage" office:value="0.90861381889522408" table:style-name="ce49">
            <text:p>90,9%</text:p>
          </table:table-cell>
          <table:table-cell office:value-type="float" office:value="196066" table:style-name="ce7">
            <text:p>196.066</text:p>
          </table:table-cell>
          <table:table-cell office:value-type="percentage" office:value="0.87040251443893468" table:style-name="ce49">
            <text:p>87,0%</text:p>
          </table:table-cell>
          <table:table-cell office:value-type="float" office:value="237418" table:style-name="ce7">
            <text:p>237.418</text:p>
          </table:table-cell>
          <table:table-cell office:value-type="percentage" office:value="0.73279874563255432" table:style-name="ce49">
            <text:p>73,3%</text:p>
          </table:table-cell>
          <table:table-cell office:value-type="float" office:value="179488" table:style-name="ce7">
            <text:p>179.488</text:p>
          </table:table-cell>
          <table:table-cell office:value-type="percentage" office:value="0.55819102916160013" table:style-name="ce49">
            <text:p>55,8%</text:p>
          </table:table-cell>
          <table:table-cell office:value-type="float" office:value="71268" table:style-name="ce7">
            <text:p>71.268</text:p>
          </table:table-cell>
          <table:table-cell office:value-type="percentage" office:value="0.30608405844406839" table:style-name="ce49">
            <text:p>30,6%</text:p>
          </table:table-cell>
          <table:table-cell office:value-type="float" office:value="41174" table:style-name="ce7">
            <text:p>41.174</text:p>
          </table:table-cell>
          <table:table-cell office:value-type="percentage" office:value="0.21597322758649629" table:style-name="ce49">
            <text:p>21,6%</text:p>
          </table:table-cell>
          <table:table-cell office:value-type="float" office:value="3810" table:style-name="ce7">
            <text:p>3.810</text:p>
          </table:table-cell>
          <table:table-cell office:value-type="percentage" office:value="9.3768458357944479E-2" table:style-name="ce49">
            <text:p>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1959" table:style-name="ce7">
            <text:p>91.959</text:p>
          </table:table-cell>
          <table:table-cell office:value-type="percentage" office:value="0.93493223802600678" table:style-name="ce49">
            <text:p>93,5%</text:p>
          </table:table-cell>
          <table:table-cell office:value-type="float" office:value="75259" table:style-name="ce7">
            <text:p>75.259</text:p>
          </table:table-cell>
          <table:table-cell office:value-type="percentage" office:value="0.97571695275631387" table:style-name="ce49">
            <text:p>97,6%</text:p>
          </table:table-cell>
          <table:table-cell office:value-type="float" office:value="70708" table:style-name="ce7">
            <text:p>70.708</text:p>
          </table:table-cell>
          <table:table-cell office:value-type="percentage" office:value="0.83137955766675686" table:style-name="ce49">
            <text:p>83,1%</text:p>
          </table:table-cell>
          <table:table-cell office:value-type="float" office:value="59982" table:style-name="ce7">
            <text:p>59.982</text:p>
          </table:table-cell>
          <table:table-cell office:value-type="percentage" office:value="0.6722630682327625" table:style-name="ce49">
            <text:p>67,2%</text:p>
          </table:table-cell>
          <table:table-cell office:value-type="float" office:value="29397" table:style-name="ce7">
            <text:p>29.397</text:p>
          </table:table-cell>
          <table:table-cell office:value-type="percentage" office:value="0.51965706204702133" table:style-name="ce49">
            <text:p>52,0%</text:p>
          </table:table-cell>
          <table:table-cell office:value-type="float" office:value="16832" table:style-name="ce7">
            <text:p>16.832</text:p>
          </table:table-cell>
          <table:table-cell office:value-type="percentage" office:value="0.38989136225707072" table:style-name="ce49">
            <text:p>39,0%</text:p>
          </table:table-cell>
          <table:table-cell office:value-type="float" office:value="1919" table:style-name="ce7">
            <text:p>1.919</text:p>
          </table:table-cell>
          <table:table-cell office:value-type="percentage" office:value="0.19403437815975733" table:style-name="ce49">
            <text:p>19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3080" table:style-name="ce7">
            <text:p>443.080</text:p>
          </table:table-cell>
          <table:table-cell office:value-type="percentage" office:value="0.92527894315887071" table:style-name="ce49">
            <text:p>92,5%</text:p>
          </table:table-cell>
          <table:table-cell office:value-type="float" office:value="292363" table:style-name="ce7">
            <text:p>292.363</text:p>
          </table:table-cell>
          <table:table-cell office:value-type="percentage" office:value="0.90308800044480553" table:style-name="ce49">
            <text:p>90,3%</text:p>
          </table:table-cell>
          <table:table-cell office:value-type="float" office:value="295333" table:style-name="ce7">
            <text:p>295.333</text:p>
          </table:table-cell>
          <table:table-cell office:value-type="percentage" office:value="0.83141338558293776" table:style-name="ce49">
            <text:p>83,1%</text:p>
          </table:table-cell>
          <table:table-cell office:value-type="float" office:value="220646" table:style-name="ce7">
            <text:p>220.646</text:p>
          </table:table-cell>
          <table:table-cell office:value-type="percentage" office:value="0.68203764953169921" table:style-name="ce49">
            <text:p>68,2%</text:p>
          </table:table-cell>
          <table:table-cell office:value-type="float" office:value="114502" table:style-name="ce7">
            <text:p>114.502</text:p>
          </table:table-cell>
          <table:table-cell office:value-type="percentage" office:value="0.53087358474819879" table:style-name="ce49">
            <text:p>53,1%</text:p>
          </table:table-cell>
          <table:table-cell office:value-type="float" office:value="83512" table:style-name="ce7">
            <text:p>83.512</text:p>
          </table:table-cell>
          <table:table-cell office:value-type="percentage" office:value="0.47036294410525603" table:style-name="ce49">
            <text:p>47,0%</text:p>
          </table:table-cell>
          <table:table-cell office:value-type="float" office:value="9237" table:style-name="ce7">
            <text:p>9.237</text:p>
          </table:table-cell>
          <table:table-cell office:value-type="percentage" office:value="0.24941271769947346" table:style-name="ce49">
            <text:p>24,9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69863" table:style-name="ce7">
            <text:p>269.863</text:p>
          </table:table-cell>
          <table:table-cell office:value-type="percentage" office:value="0.9151279625353097" table:style-name="ce49">
            <text:p>91,5%</text:p>
          </table:table-cell>
          <table:table-cell office:value-type="float" office:value="198069" table:style-name="ce7">
            <text:p>198.069</text:p>
          </table:table-cell>
          <table:table-cell office:value-type="percentage" office:value="0.86079904736656832" table:style-name="ce49">
            <text:p>86,1%</text:p>
          </table:table-cell>
          <table:table-cell office:value-type="float" office:value="213086" table:style-name="ce7">
            <text:p>213.086</text:p>
          </table:table-cell>
          <table:table-cell office:value-type="percentage" office:value="0.72176269349320865" table:style-name="ce49">
            <text:p>72,2%</text:p>
          </table:table-cell>
          <table:table-cell office:value-type="float" office:value="171984" table:style-name="ce7">
            <text:p>171.984</text:p>
          </table:table-cell>
          <table:table-cell office:value-type="percentage" office:value="0.59466617798078225" table:style-name="ce49">
            <text:p>59,5%</text:p>
          </table:table-cell>
          <table:table-cell office:value-type="float" office:value="86156" table:style-name="ce7">
            <text:p>86.156</text:p>
          </table:table-cell>
          <table:table-cell office:value-type="percentage" office:value="0.41611606970364362" table:style-name="ce49">
            <text:p>41,6%</text:p>
          </table:table-cell>
          <table:table-cell office:value-type="float" office:value="57654" table:style-name="ce7">
            <text:p>57.654</text:p>
          </table:table-cell>
          <table:table-cell office:value-type="percentage" office:value="0.33051663647412233" table:style-name="ce49">
            <text:p>33,1%</text:p>
          </table:table-cell>
          <table:table-cell office:value-type="float" office:value="6758" table:style-name="ce7">
            <text:p>6.758</text:p>
          </table:table-cell>
          <table:table-cell office:value-type="percentage" office:value="0.1843325514156347" table:style-name="ce49">
            <text:p>18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1375" table:style-name="ce7">
            <text:p>971.375</text:p>
          </table:table-cell>
          <table:table-cell office:value-type="percentage" office:value="0.90464815228728956" table:style-name="ce49">
            <text:p>90,5%</text:p>
          </table:table-cell>
          <table:table-cell office:value-type="float" office:value="717396" table:style-name="ce7">
            <text:p>717.396</text:p>
          </table:table-cell>
          <table:table-cell office:value-type="percentage" office:value="0.89470172493567812" table:style-name="ce49">
            <text:p>89,5%</text:p>
          </table:table-cell>
          <table:table-cell office:value-type="float" office:value="753076" table:style-name="ce7">
            <text:p>753.076</text:p>
          </table:table-cell>
          <table:table-cell office:value-type="percentage" office:value="0.72480079614171555" table:style-name="ce49">
            <text:p>72,5%</text:p>
          </table:table-cell>
          <table:table-cell office:value-type="float" office:value="630817" table:style-name="ce7">
            <text:p>630.817</text:p>
          </table:table-cell>
          <table:table-cell office:value-type="percentage" office:value="0.54643772570916749" table:style-name="ce49">
            <text:p>54,6%</text:p>
          </table:table-cell>
          <table:table-cell office:value-type="float" office:value="299949" table:style-name="ce7">
            <text:p>299.949</text:p>
          </table:table-cell>
          <table:table-cell office:value-type="percentage" office:value="0.36741480957939776" table:style-name="ce49">
            <text:p>36,7%</text:p>
          </table:table-cell>
          <table:table-cell office:value-type="float" office:value="185440" table:style-name="ce7">
            <text:p>185.440</text:p>
          </table:table-cell>
          <table:table-cell office:value-type="percentage" office:value="0.27222588406618331" table:style-name="ce49">
            <text:p>27,2%</text:p>
          </table:table-cell>
          <table:table-cell office:value-type="float" office:value="20235" table:style-name="ce7">
            <text:p>20.235</text:p>
          </table:table-cell>
          <table:table-cell office:value-type="percentage" office:value="0.14306723134681873" table:style-name="ce49">
            <text:p>14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91444" table:style-name="ce7">
            <text:p>691.444</text:p>
          </table:table-cell>
          <table:table-cell office:value-type="percentage" office:value="0.94603406545745106" table:style-name="ce49">
            <text:p>94,6%</text:p>
          </table:table-cell>
          <table:table-cell office:value-type="float" office:value="556105" table:style-name="ce7">
            <text:p>556.105</text:p>
          </table:table-cell>
          <table:table-cell office:value-type="percentage" office:value="0.96534442922635999" table:style-name="ce49">
            <text:p>96,5%</text:p>
          </table:table-cell>
          <table:table-cell office:value-type="float" office:value="588705" table:style-name="ce7">
            <text:p>588.705</text:p>
          </table:table-cell>
          <table:table-cell office:value-type="percentage" office:value="0.8125482217808554" table:style-name="ce49">
            <text:p>81,3%</text:p>
          </table:table-cell>
          <table:table-cell office:value-type="float" office:value="491824" table:style-name="ce7">
            <text:p>491.824</text:p>
          </table:table-cell>
          <table:table-cell office:value-type="percentage" office:value="0.63479590848956147" table:style-name="ce49">
            <text:p>63,5%</text:p>
          </table:table-cell>
          <table:table-cell office:value-type="float" office:value="250434" table:style-name="ce7">
            <text:p>250.434</text:p>
          </table:table-cell>
          <table:table-cell office:value-type="percentage" office:value="0.46238208918848561" table:style-name="ce49">
            <text:p>46,2%</text:p>
          </table:table-cell>
          <table:table-cell office:value-type="float" office:value="178561" table:style-name="ce7">
            <text:p>178.561</text:p>
          </table:table-cell>
          <table:table-cell office:value-type="percentage" office:value="0.38557846162483617" table:style-name="ce49">
            <text:p>38,6%</text:p>
          </table:table-cell>
          <table:table-cell office:value-type="float" office:value="34581" table:style-name="ce7">
            <text:p>34.581</text:p>
          </table:table-cell>
          <table:table-cell office:value-type="percentage" office:value="0.34669059410903696" table:style-name="ce49">
            <text:p>34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584" table:style-name="ce7">
            <text:p>154.584</text:p>
          </table:table-cell>
          <table:table-cell office:value-type="percentage" office:value="0.89136451702186548" table:style-name="ce49">
            <text:p>89,1%</text:p>
          </table:table-cell>
          <table:table-cell office:value-type="float" office:value="126123" table:style-name="ce7">
            <text:p>126.123</text:p>
          </table:table-cell>
          <table:table-cell office:value-type="percentage" office:value="0.94957122744144373" table:style-name="ce49">
            <text:p>95,0%</text:p>
          </table:table-cell>
          <table:table-cell office:value-type="float" office:value="131488" table:style-name="ce7">
            <text:p>131.488</text:p>
          </table:table-cell>
          <table:table-cell office:value-type="percentage" office:value="0.81406636948984645" table:style-name="ce49">
            <text:p>81,4%</text:p>
          </table:table-cell>
          <table:table-cell office:value-type="float" office:value="100325" table:style-name="ce7">
            <text:p>100.325</text:p>
          </table:table-cell>
          <table:table-cell office:value-type="percentage" office:value="0.68678591720918136" table:style-name="ce49">
            <text:p>68,7%</text:p>
          </table:table-cell>
          <table:table-cell office:value-type="float" office:value="64636" table:style-name="ce7">
            <text:p>64.636</text:p>
          </table:table-cell>
          <table:table-cell office:value-type="percentage" office:value="0.57149425287356326" table:style-name="ce49">
            <text:p>57,1%</text:p>
          </table:table-cell>
          <table:table-cell office:value-type="float" office:value="40658" table:style-name="ce7">
            <text:p>40.658</text:p>
          </table:table-cell>
          <table:table-cell office:value-type="percentage" office:value="0.43579574687017664" table:style-name="ce49">
            <text:p>43,6%</text:p>
          </table:table-cell>
          <table:table-cell office:value-type="float" office:value="3678" table:style-name="ce7">
            <text:p>3.678</text:p>
          </table:table-cell>
          <table:table-cell office:value-type="percentage" office:value="0.19167231226223358" table:style-name="ce49">
            <text:p>19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6552" table:style-name="ce7">
            <text:p>506.552</text:p>
          </table:table-cell>
          <table:table-cell office:value-type="percentage" office:value="0.95014367923891274" table:style-name="ce49">
            <text:p>95,0%</text:p>
          </table:table-cell>
          <table:table-cell office:value-type="float" office:value="335902" table:style-name="ce7">
            <text:p>335.902</text:p>
          </table:table-cell>
          <table:table-cell office:value-type="percentage" office:value="0.96518848217184794" table:style-name="ce49">
            <text:p>96,5%</text:p>
          </table:table-cell>
          <table:table-cell office:value-type="float" office:value="373935" table:style-name="ce7">
            <text:p>373.935</text:p>
          </table:table-cell>
          <table:table-cell office:value-type="percentage" office:value="0.95203845478176963" table:style-name="ce49">
            <text:p>95,2%</text:p>
          </table:table-cell>
          <table:table-cell office:value-type="float" office:value="376670" table:style-name="ce7">
            <text:p>376.670</text:p>
          </table:table-cell>
          <table:table-cell office:value-type="percentage" office:value="0.91632710155328234" table:style-name="ce49">
            <text:p>91,6%</text:p>
          </table:table-cell>
          <table:table-cell office:value-type="float" office:value="186826" table:style-name="ce7">
            <text:p>186.826</text:p>
          </table:table-cell>
          <table:table-cell office:value-type="percentage" office:value="0.69992207519743443" table:style-name="ce49">
            <text:p>70,0%</text:p>
          </table:table-cell>
          <table:table-cell office:value-type="float" office:value="129801" table:style-name="ce7">
            <text:p>129.801</text:p>
          </table:table-cell>
          <table:table-cell office:value-type="percentage" office:value="0.6424329113172248" table:style-name="ce49">
            <text:p>64,2%</text:p>
          </table:table-cell>
          <table:table-cell office:value-type="float" office:value="15374" table:style-name="ce7">
            <text:p>15.374</text:p>
          </table:table-cell>
          <table:table-cell office:value-type="percentage" office:value="0.36936309252096194" table:style-name="ce49">
            <text:p>36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7383" table:style-name="ce7">
            <text:p>47.383</text:p>
          </table:table-cell>
          <table:table-cell office:value-type="percentage" office:value="0.90298052368792159" table:style-name="ce49">
            <text:p>90,3%</text:p>
          </table:table-cell>
          <table:table-cell office:value-type="float" office:value="33996" table:style-name="ce7">
            <text:p>33.996</text:p>
          </table:table-cell>
          <table:table-cell office:value-type="percentage" office:value="0.84737904733418079" table:style-name="ce49">
            <text:p>84,7%</text:p>
          </table:table-cell>
          <table:table-cell office:value-type="float" office:value="28487" table:style-name="ce7">
            <text:p>28.487</text:p>
          </table:table-cell>
          <table:table-cell office:value-type="percentage" office:value="0.56374178738225278" table:style-name="ce49">
            <text:p>56,4%</text:p>
          </table:table-cell>
          <table:table-cell office:value-type="float" office:value="22987" table:style-name="ce7">
            <text:p>22.987</text:p>
          </table:table-cell>
          <table:table-cell office:value-type="percentage" office:value="0.43241972196617695" table:style-name="ce49">
            <text:p>43,2%</text:p>
          </table:table-cell>
          <table:table-cell office:value-type="float" office:value="12818" table:style-name="ce7">
            <text:p>12.818</text:p>
          </table:table-cell>
          <table:table-cell office:value-type="percentage" office:value="0.39922758277011244" table:style-name="ce49">
            <text:p>39,9%</text:p>
          </table:table-cell>
          <table:table-cell office:value-type="float" office:value="6545" table:style-name="ce7">
            <text:p>6.545</text:p>
          </table:table-cell>
          <table:table-cell office:value-type="percentage" office:value="0.26486180243616203" table:style-name="ce49">
            <text:p>26,5%</text:p>
          </table:table-cell>
          <table:table-cell office:value-type="float" office:value="684" table:style-name="ce7">
            <text:p>684</text:p>
          </table:table-cell>
          <table:table-cell office:value-type="percentage" office:value="0.12917847025495752" table:style-name="ce49">
            <text:p>12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6481" table:style-name="ce7">
            <text:p>826.481</text:p>
          </table:table-cell>
          <table:table-cell office:value-type="percentage" office:value="0.93644279522986718" table:style-name="ce49">
            <text:p>93,6%</text:p>
          </table:table-cell>
          <table:table-cell office:value-type="float" office:value="607070" table:style-name="ce7">
            <text:p>607.070</text:p>
          </table:table-cell>
          <table:table-cell office:value-type="percentage" office:value="0.88005903108990069" table:style-name="ce49">
            <text:p>88,0%</text:p>
          </table:table-cell>
          <table:table-cell office:value-type="float" office:value="665194" table:style-name="ce7">
            <text:p>665.194</text:p>
          </table:table-cell>
          <table:table-cell office:value-type="percentage" office:value="0.69350206061212638" table:style-name="ce49">
            <text:p>69,4%</text:p>
          </table:table-cell>
          <table:table-cell office:value-type="float" office:value="543125" table:style-name="ce7">
            <text:p>543.125</text:p>
          </table:table-cell>
          <table:table-cell office:value-type="percentage" office:value="0.5178981796683545" table:style-name="ce49">
            <text:p>51,8%</text:p>
          </table:table-cell>
          <table:table-cell office:value-type="float" office:value="281880" table:style-name="ce7">
            <text:p>281.880</text:p>
          </table:table-cell>
          <table:table-cell office:value-type="percentage" office:value="0.36731821735731041" table:style-name="ce49">
            <text:p>36,7%</text:p>
          </table:table-cell>
          <table:table-cell office:value-type="float" office:value="184350" table:style-name="ce7">
            <text:p>184.350</text:p>
          </table:table-cell>
          <table:table-cell office:value-type="percentage" office:value="0.29647892080707883" table:style-name="ce49">
            <text:p>29,6%</text:p>
          </table:table-cell>
          <table:table-cell office:value-type="float" office:value="19273" table:style-name="ce7">
            <text:p>19.273</text:p>
          </table:table-cell>
          <table:table-cell office:value-type="percentage" office:value="0.1612250190311274" table:style-name="ce49">
            <text:p>16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59915" table:style-name="ce7">
            <text:p>159.915</text:p>
          </table:table-cell>
          <table:table-cell office:value-type="percentage" office:value="0.86932531679287639" table:style-name="ce49">
            <text:p>86,9%</text:p>
          </table:table-cell>
          <table:table-cell office:value-type="float" office:value="131379" table:style-name="ce7">
            <text:p>131.379</text:p>
          </table:table-cell>
          <table:table-cell office:value-type="percentage" office:value="0.8558892508143322" table:style-name="ce49">
            <text:p>85,6%</text:p>
          </table:table-cell>
          <table:table-cell office:value-type="float" office:value="147525" table:style-name="ce7">
            <text:p>147.525</text:p>
          </table:table-cell>
          <table:table-cell office:value-type="percentage" office:value="0.69793021880544059" table:style-name="ce49">
            <text:p>69,8%</text:p>
          </table:table-cell>
          <table:table-cell office:value-type="float" office:value="123665" table:style-name="ce7">
            <text:p>123.665</text:p>
          </table:table-cell>
          <table:table-cell office:value-type="percentage" office:value="0.52653203728067377" table:style-name="ce49">
            <text:p>52,7%</text:p>
          </table:table-cell>
          <table:table-cell office:value-type="float" office:value="57065" table:style-name="ce7">
            <text:p>57.065</text:p>
          </table:table-cell>
          <table:table-cell office:value-type="percentage" office:value="0.33452530996277513" table:style-name="ce49">
            <text:p>33,5%</text:p>
          </table:table-cell>
          <table:table-cell office:value-type="float" office:value="41502" table:style-name="ce7">
            <text:p>41.502</text:p>
          </table:table-cell>
          <table:table-cell office:value-type="percentage" office:value="0.28746770473294497" table:style-name="ce49">
            <text:p>28,7%</text:p>
          </table:table-cell>
          <table:table-cell office:value-type="float" office:value="4182" table:style-name="ce7">
            <text:p>4.182</text:p>
          </table:table-cell>
          <table:table-cell office:value-type="percentage" office:value="0.13747534516765286" table:style-name="ce49">
            <text:p>13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2795" table:style-name="ce7">
            <text:p>92.795</text:p>
          </table:table-cell>
          <table:table-cell office:value-type="percentage" office:value="0.94494964409731064" table:style-name="ce49">
            <text:p>94,5%</text:p>
          </table:table-cell>
          <table:table-cell office:value-type="float" office:value="70483" table:style-name="ce7">
            <text:p>70.483</text:p>
          </table:table-cell>
          <table:table-cell office:value-type="percentage" office:value="0.97137541345093714" table:style-name="ce49">
            <text:p>97,1%</text:p>
          </table:table-cell>
          <table:table-cell office:value-type="float" office:value="71925" table:style-name="ce7">
            <text:p>71.925</text:p>
          </table:table-cell>
          <table:table-cell office:value-type="percentage" office:value="0.77803018010709069" table:style-name="ce49">
            <text:p>77,8%</text:p>
          </table:table-cell>
          <table:table-cell office:value-type="float" office:value="57784" table:style-name="ce7">
            <text:p>57.784</text:p>
          </table:table-cell>
          <table:table-cell office:value-type="percentage" office:value="0.60029087886972787" table:style-name="ce49">
            <text:p>60,0%</text:p>
          </table:table-cell>
          <table:table-cell office:value-type="float" office:value="27493" table:style-name="ce7">
            <text:p>27.493</text:p>
          </table:table-cell>
          <table:table-cell office:value-type="percentage" office:value="0.41990713871154961" table:style-name="ce49">
            <text:p>42,0%</text:p>
          </table:table-cell>
          <table:table-cell office:value-type="float" office:value="18717" table:style-name="ce7">
            <text:p>18.717</text:p>
          </table:table-cell>
          <table:table-cell office:value-type="percentage" office:value="0.3168345323741007" table:style-name="ce49">
            <text:p>31,7%</text:p>
          </table:table-cell>
          <table:table-cell office:value-type="float" office:value="1961" table:style-name="ce7">
            <text:p>1.961</text:p>
          </table:table-cell>
          <table:table-cell office:value-type="percentage" office:value="0.14762119843420657" table:style-name="ce49">
            <text:p>14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2452" table:style-name="ce7">
            <text:p>342.452</text:p>
          </table:table-cell>
          <table:table-cell office:value-type="percentage" office:value="0.90883323956221274" table:style-name="ce49">
            <text:p>90,9%</text:p>
          </table:table-cell>
          <table:table-cell office:value-type="float" office:value="250347" table:style-name="ce7">
            <text:p>250.347</text:p>
          </table:table-cell>
          <table:table-cell office:value-type="percentage" office:value="0.90343732520163833" table:style-name="ce49">
            <text:p>90,3%</text:p>
          </table:table-cell>
          <table:table-cell office:value-type="float" office:value="252333" table:style-name="ce7">
            <text:p>252.333</text:p>
          </table:table-cell>
          <table:table-cell office:value-type="percentage" office:value="0.77460499697627372" table:style-name="ce49">
            <text:p>77,5%</text:p>
          </table:table-cell>
          <table:table-cell office:value-type="float" office:value="177888" table:style-name="ce7">
            <text:p>177.888</text:p>
          </table:table-cell>
          <table:table-cell office:value-type="percentage" office:value="0.54926250590520187" table:style-name="ce49">
            <text:p>54,9%</text:p>
          </table:table-cell>
          <table:table-cell office:value-type="float" office:value="71556" table:style-name="ce7">
            <text:p>71.556</text:p>
          </table:table-cell>
          <table:table-cell office:value-type="percentage" office:value="0.34302807752599462" table:style-name="ce49">
            <text:p>34,3%</text:p>
          </table:table-cell>
          <table:table-cell office:value-type="float" office:value="43234" table:style-name="ce7">
            <text:p>43.234</text:p>
          </table:table-cell>
          <table:table-cell office:value-type="percentage" office:value="0.2509097029174332" table:style-name="ce49">
            <text:p>25,1%</text:p>
          </table:table-cell>
          <table:table-cell office:value-type="float" office:value="5917" table:style-name="ce7">
            <text:p>5.917</text:p>
          </table:table-cell>
          <table:table-cell office:value-type="percentage" office:value="0.15495613460783031" table:style-name="ce49">
            <text:p>15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479" table:style-name="ce7">
            <text:p>5.479</text:p>
          </table:table-cell>
          <table:table-cell office:value-type="percentage" office:value="0.87342579308146018" table:style-name="ce49">
            <text:p>87,3%</text:p>
          </table:table-cell>
          <table:table-cell office:value-type="float" office:value="6768" table:style-name="ce7">
            <text:p>6.768</text:p>
          </table:table-cell>
          <table:table-cell office:value-type="percentage" office:value="0.88923925896728417" table:style-name="ce49">
            <text:p>88,9%</text:p>
          </table:table-cell>
          <table:table-cell office:value-type="float" office:value="7724" table:style-name="ce7">
            <text:p>7.724</text:p>
          </table:table-cell>
          <table:table-cell office:value-type="percentage" office:value="0.73095485946815553" table:style-name="ce49">
            <text:p>73,1%</text:p>
          </table:table-cell>
          <table:table-cell office:value-type="float" office:value="6641" table:style-name="ce7">
            <text:p>6.641</text:p>
          </table:table-cell>
          <table:table-cell office:value-type="percentage" office:value="0.59823439329790107" table:style-name="ce49">
            <text:p>59,8%</text:p>
          </table:table-cell>
          <table:table-cell office:value-type="float" office:value="3849" table:style-name="ce7">
            <text:p>3.849</text:p>
          </table:table-cell>
          <table:table-cell office:value-type="percentage" office:value="0.4204259967231021" table:style-name="ce49">
            <text:p>42,0%</text:p>
          </table:table-cell>
          <table:table-cell office:value-type="float" office:value="2554" table:style-name="ce7">
            <text:p>2.554</text:p>
          </table:table-cell>
          <table:table-cell office:value-type="percentage" office:value="0.28793686583990979" table:style-name="ce49">
            <text:p>28,8%</text:p>
          </table:table-cell>
          <table:table-cell office:value-type="float" office:value="343" table:style-name="ce7">
            <text:p>343</text:p>
          </table:table-cell>
          <table:table-cell office:value-type="percentage" office:value="0.15429599640125957" table:style-name="ce49">
            <text:p>15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198" table:style-name="ce7">
            <text:p>4.198</text:p>
          </table:table-cell>
          <table:table-cell office:value-type="percentage" office:value="0.77554036578607055" table:style-name="ce49">
            <text:p>77,6%</text:p>
          </table:table-cell>
          <table:table-cell office:value-type="float" office:value="5123" table:style-name="ce7">
            <text:p>5.123</text:p>
          </table:table-cell>
          <table:table-cell office:value-type="percentage" office:value="0.69276538201487492" table:style-name="ce49">
            <text:p>69,3%</text:p>
          </table:table-cell>
          <table:table-cell office:value-type="float" office:value="6302" table:style-name="ce7">
            <text:p>6.302</text:p>
          </table:table-cell>
          <table:table-cell office:value-type="percentage" office:value="0.62818979266347685" table:style-name="ce49">
            <text:p>62,8%</text:p>
          </table:table-cell>
          <table:table-cell office:value-type="float" office:value="5393" table:style-name="ce7">
            <text:p>5.393</text:p>
          </table:table-cell>
          <table:table-cell office:value-type="percentage" office:value="0.51391271202591959" table:style-name="ce49">
            <text:p>51,4%</text:p>
          </table:table-cell>
          <table:table-cell office:value-type="float" office:value="2728" table:style-name="ce7">
            <text:p>2.728</text:p>
          </table:table-cell>
          <table:table-cell office:value-type="percentage" office:value="0.30314479386598508" table:style-name="ce49">
            <text:p>30,3%</text:p>
          </table:table-cell>
          <table:table-cell office:value-type="float" office:value="2056" table:style-name="ce7">
            <text:p>2.056</text:p>
          </table:table-cell>
          <table:table-cell office:value-type="percentage" office:value="0.22720742623494308" table:style-name="ce49">
            <text:p>22,7%</text:p>
          </table:table-cell>
          <table:table-cell office:value-type="float" office:value="407" table:style-name="ce7">
            <text:p>407</text:p>
          </table:table-cell>
          <table:table-cell office:value-type="percentage" office:value="0.18242940385477363" table:style-name="ce49">
            <text:p>18,2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44" table:style-name="ce7">
            <text:p>2.344</text:p>
          </table:table-cell>
          <table:table-cell office:value-type="percentage" office:value="0.61912308505018487" table:style-name="ce49">
            <text:p>61,9%</text:p>
          </table:table-cell>
          <table:table-cell office:value-type="float" office:value="7042" table:style-name="ce7">
            <text:p>7.042</text:p>
          </table:table-cell>
          <table:table-cell office:value-type="percentage" office:value="0.70069651741293537" table:style-name="ce49">
            <text:p>70,1%</text:p>
          </table:table-cell>
          <table:table-cell office:value-type="float" office:value="14274" table:style-name="ce7">
            <text:p>14.274</text:p>
          </table:table-cell>
          <table:table-cell office:value-type="percentage" office:value="0.61375069871436561" table:style-name="ce49">
            <text:p>61,4%</text:p>
          </table:table-cell>
          <table:table-cell office:value-type="float" office:value="13408" table:style-name="ce7">
            <text:p>13.408</text:p>
          </table:table-cell>
          <table:table-cell office:value-type="percentage" office:value="0.40602004663416408" table:style-name="ce49">
            <text:p>40,6%</text:p>
          </table:table-cell>
          <table:table-cell office:value-type="float" office:value="8674" table:style-name="ce7">
            <text:p>8.674</text:p>
          </table:table-cell>
          <table:table-cell office:value-type="percentage" office:value="0.3491386250201256" table:style-name="ce49">
            <text:p>34,9%</text:p>
          </table:table-cell>
          <table:table-cell office:value-type="float" office:value="130" table:style-name="ce7">
            <text:p>130</text:p>
          </table:table-cell>
          <table:table-cell office:value-type="percentage" office:value="9.8934550989345504E-2" table:style-name="ce49">
            <text:p>9,9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64" table:style-name="ce7">
            <text:p>64</text:p>
          </table:table-cell>
          <table:table-cell office:value-type="percentage" office:value="0.79012345679012341" table:style-name="ce52">
            <text:p>79,0%</text:p>
          </table:table-cell>
          <table:table-cell office:value-type="float" office:value="255" table:style-name="ce7">
            <text:p>255</text:p>
          </table:table-cell>
          <table:table-cell office:value-type="percentage" office:value="0.83333333333333337" table:style-name="ce52">
            <text:p>83,3%</text:p>
          </table:table-cell>
          <table:table-cell office:value-type="float" office:value="569" table:style-name="ce7">
            <text:p>569</text:p>
          </table:table-cell>
          <table:table-cell office:value-type="percentage" office:value="0.60725720384204906" table:style-name="ce52">
            <text:p>60,7%</text:p>
          </table:table-cell>
          <table:table-cell office:value-type="float" office:value="713" table:style-name="ce7">
            <text:p>713</text:p>
          </table:table-cell>
          <table:table-cell office:value-type="percentage" office:value="0.37077483099323971" table:style-name="ce52">
            <text:p>37,1%</text:p>
          </table:table-cell>
          <table:table-cell office:value-type="float" office:value="750" table:style-name="ce7">
            <text:p>750</text:p>
          </table:table-cell>
          <table:table-cell office:value-type="percentage" office:value="0.31146179401993357" table:style-name="ce52">
            <text:p>31,1%</text:p>
          </table:table-cell>
          <table:table-cell office:value-type="float" office:value="653" table:style-name="ce7">
            <text:p>653</text:p>
          </table:table-cell>
          <table:table-cell office:value-type="percentage" office:value="0.30499766464269035" table:style-name="ce52">
            <text:p>30,5%</text:p>
          </table:table-cell>
          <table:table-cell office:value-type="float" office:value="18" table:style-name="ce7">
            <text:p>18</text:p>
          </table:table-cell>
          <table:table-cell office:value-type="percentage" office:value="0.10404624277456648" table:style-name="ce52">
            <text:p>10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37008" table:style-name="ce66">
            <text:p>6.337.008</text:p>
          </table:table-cell>
          <table:table-cell office:value-type="percentage" office:value="0.92219906581076072" table:style-name="ce67">
            <text:p>92,22%</text:p>
          </table:table-cell>
          <table:table-cell office:value-type="float" office:value="4850502" table:style-name="ce66">
            <text:p>4.850.502</text:p>
          </table:table-cell>
          <table:table-cell office:value-type="percentage" office:value="0.91211780107961005" table:style-name="ce67">
            <text:p>91,21%</text:p>
          </table:table-cell>
          <table:table-cell office:value-type="float" office:value="5095771" table:style-name="ce66">
            <text:p>5.095.771</text:p>
          </table:table-cell>
          <table:table-cell office:value-type="percentage" office:value="0.75306578493715037" table:style-name="ce67">
            <text:p>75,31%</text:p>
          </table:table-cell>
          <table:table-cell office:value-type="float" office:value="4168018" table:style-name="ce66">
            <text:p>4.168.018</text:p>
          </table:table-cell>
          <table:table-cell office:value-type="percentage" office:value="0.58738091953183913" table:style-name="ce67">
            <text:p>58,74%</text:p>
          </table:table-cell>
          <table:table-cell office:value-type="float" office:value="2078795" table:style-name="ce66">
            <text:p>2.078.795</text:p>
          </table:table-cell>
          <table:table-cell office:value-type="percentage" office:value="0.41130147909021192" table:style-name="ce67">
            <text:p>41,13%</text:p>
          </table:table-cell>
          <table:table-cell office:value-type="float" office:value="1385587" table:style-name="ce66">
            <text:p>1.385.587</text:p>
          </table:table-cell>
          <table:table-cell office:value-type="percentage" office:value="0.33287471339256713" table:style-name="ce67">
            <text:p>33,29%</text:p>
          </table:table-cell>
          <table:table-cell office:value-type="float" office:value="171451" table:style-name="ce66">
            <text:p>171.451</text:p>
          </table:table-cell>
          <table:table-cell office:value-type="percentage" office:value="0.19882387867233506" table:style-name="ce67">
            <text:p>19,88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29627" table:style-name="ce8">
            <text:p>429.627</text:p>
          </table:table-cell>
          <table:table-cell office:value-type="percentage" office:value="0.58992413580035019" table:style-name="ce77">
            <text:p>59,0%</text:p>
          </table:table-cell>
          <table:table-cell office:value-type="float" office:value="242492" table:style-name="ce8">
            <text:p>242.492</text:p>
          </table:table-cell>
          <table:table-cell office:value-type="percentage" office:value="0.33296762898630328" table:style-name="ce77">
            <text:p>33,3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2416" table:style-name="ce8">
            <text:p>52.416</text:p>
          </table:table-cell>
          <table:table-cell office:value-type="percentage" office:value="0.50516576715497297" table:style-name="ce77">
            <text:p>50,5%</text:p>
          </table:table-cell>
          <table:table-cell office:value-type="float" office:value="32200" table:style-name="ce8">
            <text:p>32.200</text:p>
          </table:table-cell>
          <table:table-cell office:value-type="percentage" office:value="0.31033153430994603" table:style-name="ce77">
            <text:p>31,0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1283" table:style-name="ce8">
            <text:p>41.283</text:p>
          </table:table-cell>
          <table:table-cell office:value-type="percentage" office:value="0.66393798549349459" table:style-name="ce77">
            <text:p>66,4%</text:p>
          </table:table-cell>
          <table:table-cell office:value-type="float" office:value="23568" table:style-name="ce8">
            <text:p>23.568</text:p>
          </table:table-cell>
          <table:table-cell office:value-type="percentage" office:value="0.37903472233390695" table:style-name="ce77">
            <text:p>37,9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2058" table:style-name="ce8">
            <text:p>32.058</text:p>
          </table:table-cell>
          <table:table-cell office:value-type="percentage" office:value="0.32771769131688167" table:style-name="ce77">
            <text:p>32,8%</text:p>
          </table:table-cell>
          <table:table-cell office:value-type="float" office:value="15851" table:style-name="ce8">
            <text:p>15.851</text:p>
          </table:table-cell>
          <table:table-cell office:value-type="percentage" office:value="0.16203921408272168" table:style-name="ce77">
            <text:p>16,2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7192" table:style-name="ce8">
            <text:p>77.192</text:p>
          </table:table-cell>
          <table:table-cell office:value-type="percentage" office:value="0.49449085225234457" table:style-name="ce77">
            <text:p>49,4%</text:p>
          </table:table-cell>
          <table:table-cell office:value-type="float" office:value="40037" table:style-name="ce8">
            <text:p>40.037</text:p>
          </table:table-cell>
          <table:table-cell office:value-type="percentage" office:value="0.25647645159637167" table:style-name="ce77">
            <text:p>25,6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200" table:style-name="ce8">
            <text:p>25.200</text:p>
          </table:table-cell>
          <table:table-cell office:value-type="percentage" office:value="0.58698842328387413" table:style-name="ce77">
            <text:p>58,7%</text:p>
          </table:table-cell>
          <table:table-cell office:value-type="float" office:value="15735" table:style-name="ce8">
            <text:p>15.735</text:p>
          </table:table-cell>
          <table:table-cell office:value-type="percentage" office:value="0.36651836668141902" table:style-name="ce77">
            <text:p>36,7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99358" table:style-name="ce8">
            <text:p>99.358</text:p>
          </table:table-cell>
          <table:table-cell office:value-type="percentage" office:value="0.62588899317782387" table:style-name="ce77">
            <text:p>62,6%</text:p>
          </table:table-cell>
          <table:table-cell office:value-type="float" office:value="69849" table:style-name="ce8">
            <text:p>69.849</text:p>
          </table:table-cell>
          <table:table-cell office:value-type="percentage" office:value="0.44000201578612508" table:style-name="ce77">
            <text:p>44,0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98302" table:style-name="ce8">
            <text:p>98.302</text:p>
          </table:table-cell>
          <table:table-cell office:value-type="percentage" office:value="0.57377164003128533" table:style-name="ce77">
            <text:p>57,4%</text:p>
          </table:table-cell>
          <table:table-cell office:value-type="float" office:value="51579" table:style-name="ce8">
            <text:p>51.579</text:p>
          </table:table-cell>
          <table:table-cell office:value-type="percentage" office:value="0.30105763281696885" table:style-name="ce77">
            <text:p>30,1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49480" table:style-name="ce8">
            <text:p>249.480</text:p>
          </table:table-cell>
          <table:table-cell office:value-type="percentage" office:value="0.3849037740564859" table:style-name="ce77">
            <text:p>38,5%</text:p>
          </table:table-cell>
          <table:table-cell office:value-type="float" office:value="120116" table:style-name="ce8">
            <text:p>120.116</text:p>
          </table:table-cell>
          <table:table-cell office:value-type="percentage" office:value="0.18531786806384823" table:style-name="ce77">
            <text:p>18,5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44503" table:style-name="ce8">
            <text:p>244.503</text:p>
          </table:table-cell>
          <table:table-cell office:value-type="percentage" office:value="0.59599409132126246" table:style-name="ce77">
            <text:p>59,6%</text:p>
          </table:table-cell>
          <table:table-cell office:value-type="float" office:value="95287" table:style-name="ce8">
            <text:p>95.287</text:p>
          </table:table-cell>
          <table:table-cell office:value-type="percentage" office:value="0.23226908863993137" table:style-name="ce77">
            <text:p>23,2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4764" table:style-name="ce8">
            <text:p>54.764</text:p>
          </table:table-cell>
          <table:table-cell office:value-type="percentage" office:value="0.69689373019609835" table:style-name="ce77">
            <text:p>69,7%</text:p>
          </table:table-cell>
          <table:table-cell office:value-type="float" office:value="25715" table:style-name="ce8">
            <text:p>25.715</text:p>
          </table:table-cell>
          <table:table-cell office:value-type="percentage" office:value="0.3272336255933217" table:style-name="ce77">
            <text:p>32,7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0603" table:style-name="ce8">
            <text:p>130.603</text:p>
          </table:table-cell>
          <table:table-cell office:value-type="percentage" office:value="0.73547249925384484" table:style-name="ce77">
            <text:p>73,5%</text:p>
          </table:table-cell>
          <table:table-cell office:value-type="float" office:value="72984" table:style-name="ce8">
            <text:p>72.984</text:p>
          </table:table-cell>
          <table:table-cell office:value-type="percentage" office:value="0.41099917219009219" table:style-name="ce77">
            <text:p>41,1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5809" table:style-name="ce8">
            <text:p>15.809</text:p>
          </table:table-cell>
          <table:table-cell office:value-type="percentage" office:value="0.6224750954837186" table:style-name="ce77">
            <text:p>62,2%</text:p>
          </table:table-cell>
          <table:table-cell office:value-type="float" office:value="9511" table:style-name="ce8">
            <text:p>9.511</text:p>
          </table:table-cell>
          <table:table-cell office:value-type="percentage" office:value="0.3744930503602788" table:style-name="ce77">
            <text:p>37,4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49372" table:style-name="ce8">
            <text:p>249.372</text:p>
          </table:table-cell>
          <table:table-cell office:value-type="percentage" office:value="0.43948010750319427" table:style-name="ce77">
            <text:p>43,9%</text:p>
          </table:table-cell>
          <table:table-cell office:value-type="float" office:value="134981" table:style-name="ce8">
            <text:p>134.981</text:p>
          </table:table-cell>
          <table:table-cell office:value-type="percentage" office:value="0.23788342071639423" table:style-name="ce77">
            <text:p>23,8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69560" table:style-name="ce8">
            <text:p>69.560</text:p>
          </table:table-cell>
          <table:table-cell office:value-type="percentage" office:value="0.49775309843432464" table:style-name="ce77">
            <text:p>49,8%</text:p>
          </table:table-cell>
          <table:table-cell office:value-type="float" office:value="39478" table:style-name="ce8">
            <text:p>39.478</text:p>
          </table:table-cell>
          <table:table-cell office:value-type="percentage" office:value="0.28249420385264906" table:style-name="ce77">
            <text:p>28,2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8162" table:style-name="ce8">
            <text:p>28.162</text:p>
          </table:table-cell>
          <table:table-cell office:value-type="percentage" office:value="0.49905193953677945" table:style-name="ce77">
            <text:p>49,9%</text:p>
          </table:table-cell>
          <table:table-cell office:value-type="float" office:value="18138" table:style-name="ce8">
            <text:p>18.138</text:p>
          </table:table-cell>
          <table:table-cell office:value-type="percentage" office:value="0.32141907816625614" table:style-name="ce77">
            <text:p>32,1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3090" table:style-name="ce8">
            <text:p>83.090</text:p>
          </table:table-cell>
          <table:table-cell office:value-type="percentage" office:value="0.4882534757724265" table:style-name="ce77">
            <text:p>48,8%</text:p>
          </table:table-cell>
          <table:table-cell office:value-type="float" office:value="49273" table:style-name="ce8">
            <text:p>49.273</text:p>
          </table:table-cell>
          <table:table-cell office:value-type="percentage" office:value="0.2895380131391837" table:style-name="ce77">
            <text:p>29,0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080" table:style-name="ce8">
            <text:p>3.080</text:p>
          </table:table-cell>
          <table:table-cell office:value-type="percentage" office:value="0.33474622323660469" table:style-name="ce77">
            <text:p>33,5%</text:p>
          </table:table-cell>
          <table:table-cell office:value-type="float" office:value="1608" table:style-name="ce8">
            <text:p>1.608</text:p>
          </table:table-cell>
          <table:table-cell office:value-type="percentage" office:value="0.17476361265079882" table:style-name="ce77">
            <text:p>17,5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33" table:style-name="ce8">
            <text:p>3.533</text:p>
          </table:table-cell>
          <table:table-cell office:value-type="percentage" office:value="0.31903557883330325" table:style-name="ce77">
            <text:p>31,9%</text:p>
          </table:table-cell>
          <table:table-cell office:value-type="float" office:value="1426" table:style-name="ce8">
            <text:p>1.426</text:p>
          </table:table-cell>
          <table:table-cell office:value-type="percentage" office:value="0.12877009210763951" table:style-name="ce77">
            <text:p>12,9%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10T00:00:00" table:style-name="ce11">
            <text:p>10/03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1987392" table:style-name="ce82">
            <text:p>1.987.392</text:p>
          </table:table-cell>
          <table:table-cell office:value-type="percentage" office:value="0.52091915314780701" table:style-name="ce83">
            <text:p>52,1%</text:p>
          </table:table-cell>
          <table:table-cell office:value-type="float" office:value="1059828" table:style-name="ce82">
            <text:p>1.059.828</text:p>
          </table:table-cell>
          <table:table-cell office:value-type="percentage" office:value="0.27779356274068429" table:style-name="ce83">
            <text:p>27,8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11T12:46:22Z</dc:date>
  </office:meta>
</office:document-meta>
</file>